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0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style:font-name="Liberation Sans" fo:language="en" fo:country="US" style:font-name-asian="Droid Sans Fallback" style:font-name-complex="Lohit Hindi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1 Byte</text:p>
          </table:table-cell>
          <table:table-cell table:style-name="ce1" office:value-type="string" calcext:value-type="string">
            <text:p>2 Byte</text:p>
          </table:table-cell>
          <table:table-cell table:style-name="ce1" office:value-type="string" calcext:value-type="string">
            <text:p>3 Byte</text:p>
          </table:table-cell>
          <table:table-cell table:style-name="ce1" office:value-type="string" calcext:value-type="string">
            <text:p>4 Byte</text:p>
          </table:table-cell>
          <table:table-cell table:style-name="ce1" office:value-type="string" calcext:value-type="string">
            <text:p>Rotta LO</text:p>
          </table:table-cell>
          <table:table-cell table:style-name="ce1" office:value-type="string" calcext:value-type="string">
            <text:p>Rotta BB</text:p>
          </table:table-cell>
          <table:table-cell table:style-name="ce1" office:value-type="string" calcext:value-type="string">
            <text:p>Becc.</text:p>
          </table:table-cell>
          <table:table-cell table:style-name="ce1" office:value-type="string" calcext:value-type="string">
            <text:p>Rollio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]) + [.B2]) / 10" office:value-type="float" office:value="0.7" calcext:value-type="float">
            <text:p>0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3]) + [.B3]) / 10" office:value-type="float" office:value="2.1" calcext:value-type="float">
            <text:p>2,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]) + [.B4]) / 10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otta LO</text:p>
          </table:table-cell>
          <table:table-cell office:value-type="string" calcext:value-type="string">
            <text:p>Calcolata da LibreOffice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]) + [.B5]) / 10" office:value-type="float" office:value="8.4" calcext:value-type="float">
            <text:p>8,4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otta BB</text:p>
          </table:table-cell>
          <table:table-cell office:value-type="string" calcext:value-type="string">
            <text:p>Calcolata dal programma sulla BeagleBoard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]) + [.B6]) / 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]) + [.B7]) / 10" office:value-type="float" office:value="10.8" calcext:value-type="float">
            <text:p>10,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]) + [.B8]) / 10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]) + [.B9]) / 10" office:value-type="float" office:value="12.3" calcext:value-type="float">
            <text:p>12,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]) + [.B10]) / 10" office:value-type="float" office:value="15.6" calcext:value-type="float">
            <text:p>15,6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]) + [.B11]) / 10" office:value-type="float" office:value="18.1" calcext:value-type="float">
            <text:p>18,1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]) + [.B12]) / 10" office:value-type="float" office:value="18" calcext:value-type="float">
            <text:p>18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]) + [.B13]) / 10" office:value-type="float" office:value="19.1" calcext:value-type="float">
            <text:p>19,1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]) + [.B14]) / 10" office:value-type="float" office:value="19.9" calcext:value-type="float">
            <text:p>19,9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]) + [.B15]) / 10" office:value-type="float" office:value="20.8" calcext:value-type="float">
            <text:p>20,8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]) + [.B16]) / 10" office:value-type="float" office:value="21.5" calcext:value-type="float">
            <text:p>21,5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]) + [.B17]) / 10" office:value-type="float" office:value="23.8" calcext:value-type="float">
            <text:p>23,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18]) + [.B18]) / 10" office:value-type="float" office:value="25.6" calcext:value-type="float">
            <text:p>25,6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]) + [.B19]) / 10" office:value-type="float" office:value="27.9" calcext:value-type="float">
            <text:p>27,9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]) + [.B20]) / 10" office:value-type="float" office:value="29.2" calcext:value-type="float">
            <text:p>29,2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]) + [.B21]) / 10" office:value-type="float" office:value="30.1" calcext:value-type="float">
            <text:p>30,1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]) + [.B22]) / 10" office:value-type="float" office:value="30.9" calcext:value-type="float">
            <text:p>30,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]) + [.B23]) / 10" office:value-type="float" office:value="32.2" calcext:value-type="float">
            <text:p>32,2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]) + [.B24]) / 10" office:value-type="float" office:value="34" calcext:value-type="float">
            <text:p>34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]) + [.B25]) / 10" office:value-type="float" office:value="35.8" calcext:value-type="float">
            <text:p>35,8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]) + [.B26]) / 10" office:value-type="float" office:value="38" calcext:value-type="float">
            <text:p>38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]) + [.B27]) / 10" office:value-type="float" office:value="38.1" calcext:value-type="float">
            <text:p>38,1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]) + [.B28]) / 10" office:value-type="float" office:value="38.7" calcext:value-type="float">
            <text:p>38,7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]) + [.B29]) / 10" office:value-type="float" office:value="39.5" calcext:value-type="float">
            <text:p>39,5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]) + [.B30]) / 10" office:value-type="float" office:value="40.4" calcext:value-type="float">
            <text:p>40,4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]) + [.B31]) / 10" office:value-type="float" office:value="40.4" calcext:value-type="float">
            <text:p>40,4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]) + [.B32]) / 10" office:value-type="float" office:value="40.4" calcext:value-type="float">
            <text:p>40,4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]) + [.B33]) / 10" office:value-type="float" office:value="41.2" calcext:value-type="float">
            <text:p>41,2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34]) + [.B34]) / 10" office:value-type="float" office:value="42.8" calcext:value-type="float">
            <text:p>42,8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]) + [.B35]) / 10" office:value-type="float" office:value="43.3" calcext:value-type="float">
            <text:p>43,3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]) + [.B36]) / 10" office:value-type="float" office:value="43.3" calcext:value-type="float">
            <text:p>43,3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]) + [.B37]) / 10" office:value-type="float" office:value="43.6" calcext:value-type="float">
            <text:p>43,6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]) + [.B38]) / 10" office:value-type="float" office:value="44.4" calcext:value-type="float">
            <text:p>44,4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]) + [.B39]) / 10" office:value-type="float" office:value="45.3" calcext:value-type="float">
            <text:p>45,3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]) + [.B40]) / 10" office:value-type="float" office:value="45.2" calcext:value-type="float">
            <text:p>45,2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]) + [.B41]) / 10" office:value-type="float" office:value="46.8" calcext:value-type="float">
            <text:p>46,8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]) + [.B42]) / 10" office:value-type="float" office:value="46.7" calcext:value-type="float">
            <text:p>46,7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]) + [.B43]) / 10" office:value-type="float" office:value="47.2" calcext:value-type="float">
            <text:p>47,2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]) + [.B44]) / 10" office:value-type="float" office:value="48.9" calcext:value-type="float">
            <text:p>48,9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]) + [.B45]) / 10" office:value-type="float" office:value="49.2" calcext:value-type="float">
            <text:p>49,2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6]) + [.B46]) / 10" office:value-type="float" office:value="49.9" calcext:value-type="float">
            <text:p>49,9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7]) + [.B47]) / 10" office:value-type="float" office:value="50.3" calcext:value-type="float">
            <text:p>50,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8]) + [.B48]) / 10" office:value-type="float" office:value="50.3" calcext:value-type="float">
            <text:p>50,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9]) + [.B49]) / 10" office:value-type="float" office:value="51" calcext:value-type="float">
            <text:p>51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0]) + [.B50]) / 10" office:value-type="float" office:value="51.2" calcext:value-type="float">
            <text:p>51,2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]) + [.B51]) / 10" office:value-type="float" office:value="51.6" calcext:value-type="float">
            <text:p>51,6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]) + [.B52]) / 10" office:value-type="float" office:value="51.7" calcext:value-type="float">
            <text:p>51,7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]) + [.B53]) / 10" office:value-type="float" office:value="52.1" calcext:value-type="float">
            <text:p>52,1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ERIAL ERROR: Bytes arrived:3#2 0 253 2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]) + [.B54]) / 10" office:value-type="string" office:string-value="#VALORE!" calcext:value-type="error">
            <text:p>#VALORE!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ERIAL ERROR: Bytes arrived:3#2 0 253 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]) + [.B55]) / 10" office:value-type="string" office:string-value="#VALORE!" calcext:value-type="error">
            <text:p>#VALORE!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]) + [.B56]) / 10" office:value-type="float" office:value="54.2" calcext:value-type="float">
            <text:p>54,2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]) + [.B57]) / 10" office:value-type="float" office:value="54.4" calcext:value-type="float">
            <text:p>54,4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]) + [.B58]) / 10" office:value-type="float" office:value="54.9" calcext:value-type="float">
            <text:p>54,9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]) + [.B59]) / 10" office:value-type="float" office:value="54.3" calcext:value-type="float">
            <text:p>54,3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]) + [.B60]) / 10" office:value-type="float" office:value="55.4" calcext:value-type="float">
            <text:p>55,4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]) + [.B61]) / 10" office:value-type="float" office:value="56" calcext:value-type="float">
            <text:p>56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]) + [.B62]) / 10" office:value-type="float" office:value="56.8" calcext:value-type="float">
            <text:p>56,8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]) + [.B63]) / 10" office:value-type="float" office:value="57" calcext:value-type="float">
            <text:p>57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]) + [.B64]) / 10" office:value-type="float" office:value="56.7" calcext:value-type="float">
            <text:p>56,7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5]) + [.B65]) / 10" office:value-type="float" office:value="57.6" calcext:value-type="float">
            <text:p>57,6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6]) + [.B66]) / 10" office:value-type="float" office:value="58" calcext:value-type="float">
            <text:p>58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7]) + [.B67]) / 10" office:value-type="float" office:value="58.3" calcext:value-type="float">
            <text:p>58,3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8]) + [.B68]) / 10" office:value-type="float" office:value="58.3" calcext:value-type="float">
            <text:p>58,3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9]) + [.B69]) / 10" office:value-type="float" office:value="58.8" calcext:value-type="float">
            <text:p>58,8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0]) + [.B70]) / 10" office:value-type="float" office:value="58.9" calcext:value-type="float">
            <text:p>58,9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1]) + [.B71]) / 10" office:value-type="float" office:value="58.9" calcext:value-type="float">
            <text:p>58,9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2]) + [.B72]) / 10" office:value-type="float" office:value="59.1" calcext:value-type="float">
            <text:p>59,1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3]) + [.B73]) / 10" office:value-type="float" office:value="59.2" calcext:value-type="float">
            <text:p>59,2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4]) + [.B74]) / 10" office:value-type="float" office:value="60.1" calcext:value-type="float">
            <text:p>60,1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5]) + [.B75]) / 10" office:value-type="float" office:value="60.1" calcext:value-type="float">
            <text:p>60,1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6]) + [.B76]) / 10" office:value-type="float" office:value="61.3" calcext:value-type="float">
            <text:p>61,3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7]) + [.B77]) / 10" office:value-type="float" office:value="62.2" calcext:value-type="float">
            <text:p>62,2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8]) + [.B78]) / 10" office:value-type="float" office:value="62.2" calcext:value-type="float">
            <text:p>62,2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79]) + [.B79]) / 10" office:value-type="float" office:value="63.3" calcext:value-type="float">
            <text:p>63,3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0]) + [.B80]) / 10" office:value-type="float" office:value="64.3" calcext:value-type="float">
            <text:p>64,3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1]) + [.B81]) / 10" office:value-type="float" office:value="64.5" calcext:value-type="float">
            <text:p>64,5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2]) + [.B82]) / 10" office:value-type="float" office:value="65.3" calcext:value-type="float">
            <text:p>65,3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3]) + [.B83]) / 10" office:value-type="float" office:value="66.9" calcext:value-type="float">
            <text:p>66,9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4]) + [.B84]) / 10" office:value-type="float" office:value="66.9" calcext:value-type="float">
            <text:p>66,9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5]) + [.B85]) / 10" office:value-type="float" office:value="68" calcext:value-type="float">
            <text:p>68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6]) + [.B86]) / 10" office:value-type="float" office:value="68.4" calcext:value-type="float">
            <text:p>68,4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7]) + [.B87]) / 10" office:value-type="float" office:value="69.2" calcext:value-type="float">
            <text:p>69,2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8]) + [.B88]) / 10" office:value-type="float" office:value="69.5" calcext:value-type="float">
            <text:p>69,5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89]) + [.B89]) / 10" office:value-type="float" office:value="70.3" calcext:value-type="float">
            <text:p>70,3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0]) + [.B90]) / 10" office:value-type="float" office:value="71.1" calcext:value-type="float">
            <text:p>71,1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1]) + [.B91]) / 10" office:value-type="float" office:value="71.8" calcext:value-type="float">
            <text:p>71,8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2]) + [.B92]) / 10" office:value-type="float" office:value="72.5" calcext:value-type="float">
            <text:p>72,5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3]) + [.B93]) / 10" office:value-type="float" office:value="73.2" calcext:value-type="float">
            <text:p>73,2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4]) + [.B94]) / 10" office:value-type="float" office:value="74" calcext:value-type="float">
            <text:p>74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5]) + [.B95]) / 10" office:value-type="float" office:value="74.7" calcext:value-type="float">
            <text:p>74,7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6]) + [.B96]) / 10" office:value-type="float" office:value="75.4" calcext:value-type="float">
            <text:p>75,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7]) + [.B97]) / 10" office:value-type="float" office:value="75.4" calcext:value-type="float">
            <text:p>75,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8]) + [.B98]) / 10" office:value-type="float" office:value="76.1" calcext:value-type="float">
            <text:p>76,1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99]) + [.B99]) / 10" office:value-type="float" office:value="76" calcext:value-type="float">
            <text:p>76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0]) + [.B100]) / 10" office:value-type="float" office:value="76.6" calcext:value-type="float">
            <text:p>76,6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1]) + [.B101]) / 10" office:value-type="float" office:value="76.7" calcext:value-type="float">
            <text:p>76,7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2]) + [.B102]) / 10" office:value-type="float" office:value="77.3" calcext:value-type="float">
            <text:p>77,3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3]) + [.B103]) / 10" office:value-type="float" office:value="77.4" calcext:value-type="float">
            <text:p>77,4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104]) + [.B104]) / 10" office:value-type="float" office:value="78" calcext:value-type="float">
            <text:p>78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5]) + [.B105]) / 10" office:value-type="float" office:value="77.9" calcext:value-type="float">
            <text:p>77,9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6]) + [.B106]) / 10" office:value-type="float" office:value="78" calcext:value-type="float">
            <text:p>78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ERIAL ERROR: Bytes arrived:3#3 0 253 3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7]) + [.B107]) / 10" office:value-type="string" office:string-value="#VALORE!" calcext:value-type="error">
            <text:p>#VALORE!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8]) + [.B108]) / 10" office:value-type="float" office:value="80.4" calcext:value-type="float">
            <text:p>80,4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09]) + [.B109]) / 10" office:value-type="float" office:value="80.8" calcext:value-type="float">
            <text:p>80,8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0]) + [.B110]) / 10" office:value-type="float" office:value="80.6" calcext:value-type="float">
            <text:p>80,6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1]) + [.B111]) / 10" office:value-type="float" office:value="82.4" calcext:value-type="float">
            <text:p>82,4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2]) + [.B112]) / 10" office:value-type="float" office:value="83" calcext:value-type="float">
            <text:p>83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3]) + [.B113]) / 10" office:value-type="float" office:value="84.1" calcext:value-type="float">
            <text:p>84,1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4]) + [.B114]) / 10" office:value-type="float" office:value="84.6" calcext:value-type="float">
            <text:p>84,6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5]) + [.B115]) / 10" office:value-type="float" office:value="85.2" calcext:value-type="float">
            <text:p>85,2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6]) + [.B116]) / 10" office:value-type="float" office:value="85.8" calcext:value-type="float">
            <text:p>85,8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7]) + [.B117]) / 10" office:value-type="float" office:value="86.9" calcext:value-type="float">
            <text:p>86,9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8]) + [.B118]) / 10" office:value-type="float" office:value="87.3" calcext:value-type="float">
            <text:p>87,3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19]) + [.B119]) / 10" office:value-type="float" office:value="87.9" calcext:value-type="float">
            <text:p>87,9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0]) + [.B120]) / 10" office:value-type="float" office:value="88.4" calcext:value-type="float">
            <text:p>88,4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1]) + [.B121]) / 10" office:value-type="float" office:value="88.9" calcext:value-type="float">
            <text:p>88,9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2]) + [.B122]) / 10" office:value-type="float" office:value="89.9" calcext:value-type="float">
            <text:p>89,9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3]) + [.B123]) / 10" office:value-type="float" office:value="90.4" calcext:value-type="float">
            <text:p>90,4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4]) + [.B124]) / 10" office:value-type="float" office:value="90.9" calcext:value-type="float">
            <text:p>90,9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5]) + [.B125]) / 10" office:value-type="float" office:value="90.9" calcext:value-type="float">
            <text:p>90,9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6]) + [.B126]) / 10" office:value-type="float" office:value="91.4" calcext:value-type="float">
            <text:p>91,4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7]) + [.B127]) / 10" office:value-type="float" office:value="91.3" calcext:value-type="float">
            <text:p>91,3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8]) + [.B128]) / 10" office:value-type="float" office:value="91.9" calcext:value-type="float">
            <text:p>91,9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29]) + [.B129]) / 10" office:value-type="float" office:value="92.3" calcext:value-type="float">
            <text:p>92,3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0]) + [.B130]) / 10" office:value-type="float" office:value="92.8" calcext:value-type="float">
            <text:p>92,8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1]) + [.B131]) / 10" office:value-type="float" office:value="92.8" calcext:value-type="float">
            <text:p>92,8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2]) + [.B132]) / 10" office:value-type="float" office:value="93.3" calcext:value-type="float">
            <text:p>93,3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3]) + [.B133]) / 10" office:value-type="float" office:value="93.3" calcext:value-type="float">
            <text:p>93,3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4]) + [.B134]) / 10" office:value-type="float" office:value="93.7" calcext:value-type="float">
            <text:p>93,7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5]) + [.B135]) / 10" office:value-type="float" office:value="94.7" calcext:value-type="float">
            <text:p>94,7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6]) + [.B136]) / 10" office:value-type="float" office:value="95.2" calcext:value-type="float">
            <text:p>95,2</text:p>
          </table:table-cell>
          <table:table-cell table:style-name="ce5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7]) + [.B137]) / 10" office:value-type="float" office:value="95.6" calcext:value-type="float">
            <text:p>95,6</text:p>
          </table:table-cell>
          <table:table-cell table:style-name="ce5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8]) + [.B138]) / 10" office:value-type="float" office:value="96.5" calcext:value-type="float">
            <text:p>96,5</text:p>
          </table:table-cell>
          <table:table-cell table:style-name="ce5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39]) + [.B139]) / 10" office:value-type="float" office:value="96.5" calcext:value-type="float">
            <text:p>96,5</text:p>
          </table:table-cell>
          <table:table-cell table:style-name="ce5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0]) + [.B140]) / 10" office:value-type="float" office:value="97.4" calcext:value-type="float">
            <text:p>97,4</text:p>
          </table:table-cell>
          <table:table-cell table:style-name="ce5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1]) + [.B141]) / 10" office:value-type="float" office:value="97.8" calcext:value-type="float">
            <text:p>97,8</text:p>
          </table:table-cell>
          <table:table-cell table:style-name="ce5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2]) + [.B142]) / 10" office:value-type="float" office:value="98.3" calcext:value-type="float">
            <text:p>98,3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3]) + [.B143]) / 10" office:value-type="float" office:value="98.7" calcext:value-type="float">
            <text:p>98,7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4]) + [.B144]) / 10" office:value-type="float" office:value="99.2" calcext:value-type="float">
            <text:p>99,2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5]) + [.B145]) / 10" office:value-type="float" office:value="99.7" calcext:value-type="float">
            <text:p>99,7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6]) + [.B146]) / 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7]) + [.B147]) / 10" office:value-type="float" office:value="100.7" calcext:value-type="float">
            <text:p>100,7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8]) + [.B148]) / 10" office:value-type="float" office:value="101.5" calcext:value-type="float">
            <text:p>101,5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49]) + [.B149]) / 10" office:value-type="float" office:value="101.9" calcext:value-type="float">
            <text:p>101,9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0]) + [.B150]) / 10" office:value-type="float" office:value="102.4" calcext:value-type="float">
            <text:p>102,4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1]) + [.B151]) / 10" office:value-type="float" office:value="102.8" calcext:value-type="float">
            <text:p>102,8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2]) + [.B152]) / 10" office:value-type="float" office:value="103.6" calcext:value-type="float">
            <text:p>103,6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3]) + [.B153]) / 10" office:value-type="float" office:value="104" calcext:value-type="float">
            <text:p>104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4]) + [.B154]) / 10" office:value-type="float" office:value="104.4" calcext:value-type="float">
            <text:p>104,4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5]) + [.B155]) / 10" office:value-type="float" office:value="104.9" calcext:value-type="float">
            <text:p>104,9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6]) + [.B156]) / 10" office:value-type="float" office:value="105.4" calcext:value-type="float">
            <text:p>105,4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7]) + [.B157]) / 10" office:value-type="float" office:value="106" calcext:value-type="float">
            <text:p>106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8]) + [.B158]) / 10" office:value-type="float" office:value="106.9" calcext:value-type="float">
            <text:p>106,9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59]) + [.B159]) / 10" office:value-type="float" office:value="107.3" calcext:value-type="float">
            <text:p>107,3</text:p>
          </table:table-cell>
          <table:table-cell table:style-name="ce5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0]) + [.B160]) / 10" office:value-type="float" office:value="108.1" calcext:value-type="float">
            <text:p>108,1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1]) + [.B161]) / 10" office:value-type="float" office:value="108.5" calcext:value-type="float">
            <text:p>108,5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2]) + [.B162]) / 10" office:value-type="float" office:value="108.9" calcext:value-type="float">
            <text:p>108,9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3]) + [.B163]) / 10" office:value-type="float" office:value="109.3" calcext:value-type="float">
            <text:p>109,3</text:p>
          </table:table-cell>
          <table:table-cell table:style-name="ce5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4]) + [.B164]) / 10" office:value-type="float" office:value="110.1" calcext:value-type="float">
            <text:p>110,1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5]) + [.B165]) / 10" office:value-type="float" office:value="110.5" calcext:value-type="float">
            <text:p>110,5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6]) + [.B166]) / 10" office:value-type="float" office:value="112.1" calcext:value-type="float">
            <text:p>112,1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7]) + [.B167]) / 10" office:value-type="float" office:value="111.9" calcext:value-type="float">
            <text:p>111,9</text:p>
          </table:table-cell>
          <table:table-cell table:style-name="ce5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8]) + [.B168]) / 10" office:value-type="float" office:value="112.3" calcext:value-type="float">
            <text:p>112,3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69]) + [.B169]) / 10" office:value-type="float" office:value="112.7" calcext:value-type="float">
            <text:p>112,7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0]) + [.B170]) / 10" office:value-type="float" office:value="113.1" calcext:value-type="float">
            <text:p>113,1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1]) + [.B171]) / 10" office:value-type="float" office:value="113.5" calcext:value-type="float">
            <text:p>113,5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2]) + [.B172]) / 10" office:value-type="float" office:value="114.2" calcext:value-type="float">
            <text:p>114,2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3]) + [.B173]) / 10" office:value-type="float" office:value="114.8" calcext:value-type="float">
            <text:p>114,8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4]) + [.B174]) / 10" office:value-type="float" office:value="114.7" calcext:value-type="float">
            <text:p>114,7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5]) + [.B175]) / 10" office:value-type="float" office:value="115.4" calcext:value-type="float">
            <text:p>115,4</text:p>
          </table:table-cell>
          <table:table-cell table:style-name="ce5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6]) + [.B176]) / 10" office:value-type="float" office:value="115.9" calcext:value-type="float">
            <text:p>115,9</text:p>
          </table:table-cell>
          <table:table-cell table:style-name="ce5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7]) + [.B177]) / 10" office:value-type="float" office:value="117" calcext:value-type="float">
            <text:p>117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8]) + [.B178]) / 10" office:value-type="float" office:value="117.4" calcext:value-type="float">
            <text:p>117,4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79]) + [.B179]) / 10" office:value-type="float" office:value="117.4" calcext:value-type="float">
            <text:p>117,4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0]) + [.B180]) / 10" office:value-type="float" office:value="117.7" calcext:value-type="float">
            <text:p>117,7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1]) + [.B181]) / 10" office:value-type="float" office:value="119.1" calcext:value-type="float">
            <text:p>119,1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2]) + [.B182]) / 10" office:value-type="float" office:value="119.4" calcext:value-type="float">
            <text:p>119,4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3]) + [.B183]) / 10" office:value-type="float" office:value="119.1" calcext:value-type="float">
            <text:p>119,1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4]) + [.B184]) / 10" office:value-type="float" office:value="119.9" calcext:value-type="float">
            <text:p>119,9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5]) + [.B185]) / 10" office:value-type="float" office:value="120.7" calcext:value-type="float">
            <text:p>120,7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186]) + [.B186]) / 10" office:value-type="float" office:value="120.5" calcext:value-type="float">
            <text:p>120,5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7]) + [.B187]) / 10" office:value-type="float" office:value="121" calcext:value-type="float">
            <text:p>121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8]) + [.B188]) / 10" office:value-type="float" office:value="122.1" calcext:value-type="float">
            <text:p>122,1</text:p>
          </table:table-cell>
          <table:table-cell table:style-name="ce5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89]) + [.B189]) / 10" office:value-type="float" office:value="122.4" calcext:value-type="float">
            <text:p>122,4</text:p>
          </table:table-cell>
          <table:table-cell table:style-name="ce5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0]) + [.B190]) / 10" office:value-type="float" office:value="123" calcext:value-type="float">
            <text:p>123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1]) + [.B191]) / 10" office:value-type="float" office:value="123" calcext:value-type="float">
            <text:p>123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2]) + [.B192]) / 10" office:value-type="float" office:value="123.7" calcext:value-type="float">
            <text:p>123,7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3]) + [.B193]) / 10" office:value-type="float" office:value="124.5" calcext:value-type="float">
            <text:p>124,5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4]) + [.B194]) / 10" office:value-type="float" office:value="125" calcext:value-type="float">
            <text:p>125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5]) + [.B195]) / 10" office:value-type="float" office:value="125.3" calcext:value-type="float">
            <text:p>125,3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6]) + [.B196]) / 10" office:value-type="float" office:value="125.6" calcext:value-type="float">
            <text:p>125,6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7]) + [.B197]) / 10" office:value-type="float" office:value="126.2" calcext:value-type="float">
            <text:p>126,2</text:p>
          </table:table-cell>
          <table:table-cell table:style-name="ce5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8]) + [.B198]) / 10" office:value-type="float" office:value="127" calcext:value-type="float">
            <text:p>127</text:p>
          </table:table-cell>
          <table:table-cell table:style-name="ce5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199]) + [.B199]) / 10" office:value-type="float" office:value="127.3" calcext:value-type="float">
            <text:p>127,3</text:p>
          </table:table-cell>
          <table:table-cell table:style-name="ce5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0]) + [.B200]) / 10" office:value-type="float" office:value="127.7" calcext:value-type="float">
            <text:p>127,7</text:p>
          </table:table-cell>
          <table:table-cell table:style-name="ce5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1]) + [.B201]) / 10" office:value-type="float" office:value="128.2" calcext:value-type="float">
            <text:p>128,2</text:p>
          </table:table-cell>
          <table:table-cell table:style-name="ce5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2]) + [.B202]) / 10" office:value-type="float" office:value="129.1" calcext:value-type="float">
            <text:p>129,1</text:p>
          </table:table-cell>
          <table:table-cell table:style-name="ce5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3]) + [.B203]) / 10" office:value-type="float" office:value="129.6" calcext:value-type="float">
            <text:p>129,6</text:p>
          </table:table-cell>
          <table:table-cell table:style-name="ce5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4]) + [.B204]) / 10" office:value-type="float" office:value="130.1" calcext:value-type="float">
            <text:p>130,1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5]) + [.B205]) / 10" office:value-type="float" office:value="130.7" calcext:value-type="float">
            <text:p>130,7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6]) + [.B206]) / 10" office:value-type="float" office:value="131.2" calcext:value-type="float">
            <text:p>131,2</text:p>
          </table:table-cell>
          <table:table-cell table:style-name="ce5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7]) + [.B207]) / 10" office:value-type="float" office:value="132" calcext:value-type="float">
            <text:p>132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8]) + [.B208]) / 10" office:value-type="float" office:value="132.6" calcext:value-type="float">
            <text:p>132,6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09]) + [.B209]) / 10" office:value-type="float" office:value="133.1" calcext:value-type="float">
            <text:p>133,1</text:p>
          </table:table-cell>
          <table:table-cell table:style-name="ce5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0]) + [.B210]) / 10" office:value-type="float" office:value="133.3" calcext:value-type="float">
            <text:p>133,3</text:p>
          </table:table-cell>
          <table:table-cell table:style-name="ce5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1]) + [.B211]) / 10" office:value-type="float" office:value="133.7" calcext:value-type="float">
            <text:p>133,7</text:p>
          </table:table-cell>
          <table:table-cell table:style-name="ce5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2]) + [.B212]) / 10" office:value-type="float" office:value="134.2" calcext:value-type="float">
            <text:p>134,2</text:p>
          </table:table-cell>
          <table:table-cell table:style-name="ce5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3]) + [.B213]) / 10" office:value-type="float" office:value="134.7" calcext:value-type="float">
            <text:p>134,7</text:p>
          </table:table-cell>
          <table:table-cell table:style-name="ce5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4]) + [.B214]) / 10" office:value-type="float" office:value="135.5" calcext:value-type="float">
            <text:p>135,5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5]) + [.B215]) / 10" office:value-type="float" office:value="136.1" calcext:value-type="float">
            <text:p>136,1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6]) + [.B216]) / 10" office:value-type="float" office:value="136.8" calcext:value-type="float">
            <text:p>136,8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7]) + [.B217]) / 10" office:value-type="float" office:value="137.1" calcext:value-type="float">
            <text:p>137,1</text:p>
          </table:table-cell>
          <table:table-cell table:style-name="ce5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8]) + [.B218]) / 10" office:value-type="float" office:value="138" calcext:value-type="float">
            <text:p>138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19]) + [.B219]) / 10" office:value-type="float" office:value="137.7" calcext:value-type="float">
            <text:p>137,7</text:p>
          </table:table-cell>
          <table:table-cell table:style-name="ce5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0]) + [.B220]) / 10" office:value-type="float" office:value="138" calcext:value-type="float">
            <text:p>138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1]) + [.B221]) / 10" office:value-type="float" office:value="138.3" calcext:value-type="float">
            <text:p>138,3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2]) + [.B222]) / 10" office:value-type="float" office:value="139.1" calcext:value-type="float">
            <text:p>139,1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3]) + [.B223]) / 10" office:value-type="float" office:value="139.3" calcext:value-type="float">
            <text:p>139,3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4]) + [.B224]) / 10" office:value-type="float" office:value="139.8" calcext:value-type="float">
            <text:p>139,8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5]) + [.B225]) / 10" office:value-type="float" office:value="140.4" calcext:value-type="float">
            <text:p>140,4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6]) + [.B226]) / 10" office:value-type="float" office:value="141" calcext:value-type="float">
            <text:p>141</text:p>
          </table:table-cell>
          <table:table-cell table:style-name="ce5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7]) + [.B227]) / 10" office:value-type="float" office:value="141.6" calcext:value-type="float">
            <text:p>141,6</text:p>
          </table:table-cell>
          <table:table-cell table:style-name="ce5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8]) + [.B228]) / 10" office:value-type="float" office:value="141.9" calcext:value-type="float">
            <text:p>141,9</text:p>
          </table:table-cell>
          <table:table-cell table:style-name="ce5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29]) + [.B229]) / 10" office:value-type="float" office:value="142.5" calcext:value-type="float">
            <text:p>142,5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0]) + [.B230]) / 10" office:value-type="float" office:value="142.8" calcext:value-type="float">
            <text:p>142,8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1]) + [.B231]) / 10" office:value-type="float" office:value="143.3" calcext:value-type="float">
            <text:p>143,3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2]) + [.B232]) / 10" office:value-type="float" office:value="144.2" calcext:value-type="float">
            <text:p>144,2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3]) + [.B233]) / 10" office:value-type="float" office:value="144.7" calcext:value-type="float">
            <text:p>144,7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4]) + [.B234]) / 10" office:value-type="float" office:value="145.2" calcext:value-type="float">
            <text:p>145,2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5]) + [.B235]) / 10" office:value-type="float" office:value="145.8" calcext:value-type="float">
            <text:p>145,8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6]) + [.B236]) / 10" office:value-type="float" office:value="146" calcext:value-type="float">
            <text:p>146</text:p>
          </table:table-cell>
          <table:table-cell table:style-name="ce5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237]) + [.B237]) / 10" office:value-type="float" office:value="146.1" calcext:value-type="float">
            <text:p>146,1</text:p>
          </table:table-cell>
          <table:table-cell table:style-name="ce5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8]) + [.B238]) / 10" office:value-type="float" office:value="147.8" calcext:value-type="float">
            <text:p>147,8</text:p>
          </table:table-cell>
          <table:table-cell table:style-name="ce5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39]) + [.B239]) / 10" office:value-type="float" office:value="148" calcext:value-type="float">
            <text:p>148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0]) + [.B240]) / 10" office:value-type="float" office:value="148.3" calcext:value-type="float">
            <text:p>148,3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1]) + [.B241]) / 10" office:value-type="float" office:value="148.6" calcext:value-type="float">
            <text:p>148,6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2]) + [.B242]) / 10" office:value-type="float" office:value="148.9" calcext:value-type="float">
            <text:p>148,9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3]) + [.B243]) / 10" office:value-type="float" office:value="149.9" calcext:value-type="float">
            <text:p>149,9</text:p>
          </table:table-cell>
          <table:table-cell table:style-name="ce5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4]) + [.B244]) / 10" office:value-type="float" office:value="151.4" calcext:value-type="float">
            <text:p>151,4</text:p>
          </table:table-cell>
          <table:table-cell table:style-name="ce5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5]) + [.B245]) / 10" office:value-type="float" office:value="151.5" calcext:value-type="float">
            <text:p>151,5</text:p>
          </table:table-cell>
          <table:table-cell table:style-name="ce5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6]) + [.B246]) / 10" office:value-type="float" office:value="151.5" calcext:value-type="float">
            <text:p>151,5</text:p>
          </table:table-cell>
          <table:table-cell table:style-name="ce5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7]) + [.B247]) / 10" office:value-type="float" office:value="151.9" calcext:value-type="float">
            <text:p>151,9</text:p>
          </table:table-cell>
          <table:table-cell table:style-name="ce5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8]) + [.B248]) / 10" office:value-type="float" office:value="151.9" calcext:value-type="float">
            <text:p>151,9</text:p>
          </table:table-cell>
          <table:table-cell table:style-name="ce5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49]) + [.B249]) / 10" office:value-type="float" office:value="152.5" calcext:value-type="float">
            <text:p>152,5</text:p>
          </table:table-cell>
          <table:table-cell table:style-name="ce5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0]) + [.B250]) / 10" office:value-type="float" office:value="152.8" calcext:value-type="float">
            <text:p>152,8</text:p>
          </table:table-cell>
          <table:table-cell table:style-name="ce5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1]) + [.B251]) / 10" office:value-type="float" office:value="152.7" calcext:value-type="float">
            <text:p>152,7</text:p>
          </table:table-cell>
          <table:table-cell table:style-name="ce5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2]) + [.B252]) / 10" office:value-type="float" office:value="153.6" calcext:value-type="float">
            <text:p>153,6</text:p>
          </table:table-cell>
          <table:table-cell table:style-name="ce5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3]) + [.B253]) / 10" office:value-type="float" office:value="166.7" calcext:value-type="float">
            <text:p>166,7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4]) + [.B254]) / 10" office:value-type="float" office:value="166.7" calcext:value-type="float">
            <text:p>166,7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5]) + [.B255]) / 10" office:value-type="float" office:value="166.4" calcext:value-type="float">
            <text:p>166,4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6]) + [.B256]) / 10" office:value-type="float" office:value="166.4" calcext:value-type="float">
            <text:p>166,4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7]) + [.B257]) / 10" office:value-type="float" office:value="166.3" calcext:value-type="float">
            <text:p>166,3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8]) + [.B258]) / 10" office:value-type="float" office:value="166.3" calcext:value-type="float">
            <text:p>166,3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59]) + [.B259]) / 10" office:value-type="float" office:value="166.3" calcext:value-type="float">
            <text:p>166,3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0]) + [.B260]) / 10" office:value-type="float" office:value="166.9" calcext:value-type="float">
            <text:p>166,9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1]) + [.B261]) / 10" office:value-type="float" office:value="167.2" calcext:value-type="float">
            <text:p>167,2</text:p>
          </table:table-cell>
          <table:table-cell table:style-name="ce5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2]) + [.B262]) / 10" office:value-type="float" office:value="168.4" calcext:value-type="float">
            <text:p>168,4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3]) + [.B263]) / 10" office:value-type="float" office:value="168.6" calcext:value-type="float">
            <text:p>168,6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4]) + [.B264]) / 10" office:value-type="float" office:value="168.6" calcext:value-type="float">
            <text:p>168,6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5]) + [.B265]) / 10" office:value-type="float" office:value="168.6" calcext:value-type="float">
            <text:p>168,6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6]) + [.B266]) / 10" office:value-type="float" office:value="168.6" calcext:value-type="float">
            <text:p>168,6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7]) + [.B267]) / 10" office:value-type="float" office:value="168.9" calcext:value-type="float">
            <text:p>168,9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8]) + [.B268]) / 10" office:value-type="float" office:value="169.3" calcext:value-type="float">
            <text:p>169,3</text:p>
          </table:table-cell>
          <table:table-cell table:style-name="ce5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69]) + [.B269]) / 10" office:value-type="float" office:value="169.7" calcext:value-type="float">
            <text:p>169,7</text:p>
          </table:table-cell>
          <table:table-cell table:style-name="ce5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0]) + [.B270]) / 10" office:value-type="float" office:value="169.7" calcext:value-type="float">
            <text:p>169,7</text:p>
          </table:table-cell>
          <table:table-cell table:style-name="ce5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1]) + [.B271]) / 10" office:value-type="float" office:value="170" calcext:value-type="float">
            <text:p>170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2]) + [.B272]) / 10" office:value-type="float" office:value="170.3" calcext:value-type="float">
            <text:p>170,3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3]) + [.B273]) / 10" office:value-type="float" office:value="170.4" calcext:value-type="float">
            <text:p>170,4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4]) + [.B274]) / 10" office:value-type="float" office:value="170.4" calcext:value-type="float">
            <text:p>170,4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5]) + [.B275]) / 10" office:value-type="float" office:value="170.7" calcext:value-type="float">
            <text:p>170,7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6]) + [.B276]) / 10" office:value-type="float" office:value="170.7" calcext:value-type="float">
            <text:p>170,7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7]) + [.B277]) / 10" office:value-type="float" office:value="171" calcext:value-type="float">
            <text:p>171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8]) + [.B278]) / 10" office:value-type="float" office:value="171" calcext:value-type="float">
            <text:p>171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79]) + [.B279]) / 10" office:value-type="float" office:value="171.1" calcext:value-type="float">
            <text:p>171,1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0]) + [.B280]) / 10" office:value-type="float" office:value="171.1" calcext:value-type="float">
            <text:p>171,1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1]) + [.B281]) / 10" office:value-type="float" office:value="171.1" calcext:value-type="float">
            <text:p>171,1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2]) + [.B282]) / 10" office:value-type="float" office:value="171.1" calcext:value-type="float">
            <text:p>171,1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3]) + [.B283]) / 10" office:value-type="float" office:value="170.8" calcext:value-type="float">
            <text:p>170,8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4]) + [.B284]) / 10" office:value-type="float" office:value="171.4" calcext:value-type="float">
            <text:p>171,4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5]) + [.B285]) / 10" office:value-type="float" office:value="171.5" calcext:value-type="float">
            <text:p>171,5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6]) + [.B286]) / 10" office:value-type="float" office:value="171.5" calcext:value-type="float">
            <text:p>171,5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7]) + [.B287]) / 10" office:value-type="float" office:value="171.8" calcext:value-type="float">
            <text:p>171,8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8]) + [.B288]) / 10" office:value-type="float" office:value="171.8" calcext:value-type="float">
            <text:p>171,8</text:p>
          </table:table-cell>
          <table:table-cell table:style-name="ce5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89]) + [.B289]) / 10" office:value-type="float" office:value="172.2" calcext:value-type="float">
            <text:p>172,2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0]) + [.B290]) / 10" office:value-type="float" office:value="172.1" calcext:value-type="float">
            <text:p>172,1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1]) + [.B291]) / 10" office:value-type="float" office:value="172.1" calcext:value-type="float">
            <text:p>172,1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2]) + [.B292]) / 10" office:value-type="float" office:value="172.1" calcext:value-type="float">
            <text:p>172,1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3]) + [.B293]) / 10" office:value-type="float" office:value="172.2" calcext:value-type="float">
            <text:p>172,2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4]) + [.B294]) / 10" office:value-type="float" office:value="172.5" calcext:value-type="float">
            <text:p>172,5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5]) + [.B295]) / 10" office:value-type="float" office:value="172.4" calcext:value-type="float">
            <text:p>172,4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6]) + [.B296]) / 10" office:value-type="float" office:value="172.5" calcext:value-type="float">
            <text:p>172,5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7]) + [.B297]) / 10" office:value-type="float" office:value="172.9" calcext:value-type="float">
            <text:p>172,9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8]) + [.B298]) / 10" office:value-type="float" office:value="172.9" calcext:value-type="float">
            <text:p>172,9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299]) + [.B299]) / 10" office:value-type="float" office:value="172.9" calcext:value-type="float">
            <text:p>172,9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0]) + [.B300]) / 10" office:value-type="float" office:value="173.2" calcext:value-type="float">
            <text:p>173,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1]) + [.B301]) / 10" office:value-type="float" office:value="173.6" calcext:value-type="float">
            <text:p>173,6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2]) + [.B302]) / 10" office:value-type="float" office:value="173.9" calcext:value-type="float">
            <text:p>173,9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3]) + [.B303]) / 10" office:value-type="float" office:value="174" calcext:value-type="float">
            <text:p>174</text:p>
          </table:table-cell>
          <table:table-cell table:style-name="ce5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4]) + [.B304]) / 10" office:value-type="float" office:value="174.3" calcext:value-type="float">
            <text:p>174,3</text:p>
          </table:table-cell>
          <table:table-cell table:style-name="ce5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5]) + [.B305]) / 10" office:value-type="float" office:value="174.7" calcext:value-type="float">
            <text:p>174,7</text:p>
          </table:table-cell>
          <table:table-cell table:style-name="ce5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6]) + [.B306]) / 10" office:value-type="float" office:value="174.7" calcext:value-type="float">
            <text:p>174,7</text:p>
          </table:table-cell>
          <table:table-cell table:style-name="ce5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7]) + [.B307]) / 10" office:value-type="float" office:value="175" calcext:value-type="float">
            <text:p>175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8]) + [.B308]) / 10" office:value-type="float" office:value="175" calcext:value-type="float">
            <text:p>175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09]) + [.B309]) / 10" office:value-type="float" office:value="175.4" calcext:value-type="float">
            <text:p>175,4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0]) + [.B310]) / 10" office:value-type="float" office:value="175.4" calcext:value-type="float">
            <text:p>175,4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1]) + [.B311]) / 10" office:value-type="float" office:value="175.8" calcext:value-type="float">
            <text:p>175,8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2]) + [.B312]) / 10" office:value-type="float" office:value="175.7" calcext:value-type="float">
            <text:p>175,7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3]) + [.B313]) / 10" office:value-type="float" office:value="176" calcext:value-type="float">
            <text:p>176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4]) + [.B314]) / 10" office:value-type="float" office:value="176.5" calcext:value-type="float">
            <text:p>176,5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5]) + [.B315]) / 10" office:value-type="float" office:value="176.8" calcext:value-type="float">
            <text:p>176,8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6]) + [.B316]) / 10" office:value-type="float" office:value="176.8" calcext:value-type="float">
            <text:p>176,8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7]) + [.B317]) / 10" office:value-type="float" office:value="176.7" calcext:value-type="float">
            <text:p>176,7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8]) + [.B318]) / 10" office:value-type="float" office:value="177.1" calcext:value-type="float">
            <text:p>177,1</text:p>
          </table:table-cell>
          <table:table-cell table:style-name="ce5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19]) + [.B319]) / 10" office:value-type="float" office:value="177.9" calcext:value-type="float">
            <text:p>177,9</text:p>
          </table:table-cell>
          <table:table-cell table:style-name="ce5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0]) + [.B320]) / 10" office:value-type="float" office:value="177.9" calcext:value-type="float">
            <text:p>177,9</text:p>
          </table:table-cell>
          <table:table-cell table:style-name="ce5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1]) + [.B321]) / 10" office:value-type="float" office:value="177.8" calcext:value-type="float">
            <text:p>177,8</text:p>
          </table:table-cell>
          <table:table-cell table:style-name="ce5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2]) + [.B322]) / 10" office:value-type="float" office:value="178.2" calcext:value-type="float">
            <text:p>178,2</text:p>
          </table:table-cell>
          <table:table-cell table:style-name="ce5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3]) + [.B323]) / 10" office:value-type="float" office:value="178.7" calcext:value-type="float">
            <text:p>178,7</text:p>
          </table:table-cell>
          <table:table-cell table:style-name="ce5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4]) + [.B324]) / 10" office:value-type="float" office:value="179.1" calcext:value-type="float">
            <text:p>179,1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5]) + [.B325]) / 10" office:value-type="float" office:value="179" calcext:value-type="float">
            <text:p>179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6]) + [.B326]) / 10" office:value-type="float" office:value="179.4" calcext:value-type="float">
            <text:p>179,4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7]) + [.B327]) / 10" office:value-type="float" office:value="179.8" calcext:value-type="float">
            <text:p>179,8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8]) + [.B328]) / 10" office:value-type="float" office:value="180.2" calcext:value-type="float">
            <text:p>180,2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29]) + [.B329]) / 10" office:value-type="float" office:value="180.1" calcext:value-type="float">
            <text:p>180,1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0]) + [.B330]) / 10" office:value-type="float" office:value="180.1" calcext:value-type="float">
            <text:p>180,1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1]) + [.B331]) / 10" office:value-type="float" office:value="180.2" calcext:value-type="float">
            <text:p>180,2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ERIAL ERROR: Bytes arrived:3#7 0 253 7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2]) + [.B332]) / 10" office:value-type="string" office:string-value="#VALORE!" calcext:value-type="error">
            <text:p>#VALORE!</text:p>
          </table:table-cell>
          <table:table-cell table:style-name="ce5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3]) + [.B333]) / 10" office:value-type="float" office:value="181.5" calcext:value-type="float">
            <text:p>181,5</text:p>
          </table:table-cell>
          <table:table-cell table:style-name="ce5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4]) + [.B334]) / 10" office:value-type="float" office:value="182" calcext:value-type="float">
            <text:p>182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5]) + [.B335]) / 10" office:value-type="float" office:value="182.3" calcext:value-type="float">
            <text:p>182,3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6]) + [.B336]) / 10" office:value-type="float" office:value="182.3" calcext:value-type="float">
            <text:p>182,3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7]) + [.B337]) / 10" office:value-type="float" office:value="182.7" calcext:value-type="float">
            <text:p>182,7</text:p>
          </table:table-cell>
          <table:table-cell table:style-name="ce5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8]) + [.B338]) / 10" office:value-type="float" office:value="183.1" calcext:value-type="float">
            <text:p>183,1</text:p>
          </table:table-cell>
          <table:table-cell table:style-name="ce5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39]) + [.B339]) / 10" office:value-type="float" office:value="183.4" calcext:value-type="float">
            <text:p>183,4</text:p>
          </table:table-cell>
          <table:table-cell table:style-name="ce5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0]) + [.B340]) / 10" office:value-type="float" office:value="184.2" calcext:value-type="float">
            <text:p>184,2</text:p>
          </table:table-cell>
          <table:table-cell table:style-name="ce5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1]) + [.B341]) / 10" office:value-type="float" office:value="184.6" calcext:value-type="float">
            <text:p>184,6</text:p>
          </table:table-cell>
          <table:table-cell table:style-name="ce5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2]) + [.B342]) / 10" office:value-type="float" office:value="184.6" calcext:value-type="float">
            <text:p>184,6</text:p>
          </table:table-cell>
          <table:table-cell table:style-name="ce5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3]) + [.B343]) / 10" office:value-type="float" office:value="184.9" calcext:value-type="float">
            <text:p>184,9</text:p>
          </table:table-cell>
          <table:table-cell table:style-name="ce5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4]) + [.B344]) / 10" office:value-type="float" office:value="185" calcext:value-type="float">
            <text:p>185</text:p>
          </table:table-cell>
          <table:table-cell table:style-name="ce5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5]) + [.B345]) / 10" office:value-type="float" office:value="185.3" calcext:value-type="float">
            <text:p>185,3</text:p>
          </table:table-cell>
          <table:table-cell table:style-name="ce5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6]) + [.B346]) / 10" office:value-type="float" office:value="185.7" calcext:value-type="float">
            <text:p>185,7</text:p>
          </table:table-cell>
          <table:table-cell table:style-name="ce5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7]) + [.B347]) / 10" office:value-type="float" office:value="186.4" calcext:value-type="float">
            <text:p>186,4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8]) + [.B348]) / 10" office:value-type="float" office:value="186.8" calcext:value-type="float">
            <text:p>186,8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49]) + [.B349]) / 10" office:value-type="float" office:value="186.8" calcext:value-type="float">
            <text:p>186,8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0]) + [.B350]) / 10" office:value-type="float" office:value="187.5" calcext:value-type="float">
            <text:p>187,5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1]) + [.B351]) / 10" office:value-type="float" office:value="187.5" calcext:value-type="float">
            <text:p>187,5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2]) + [.B352]) / 10" office:value-type="float" office:value="187.9" calcext:value-type="float">
            <text:p>187,9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3]) + [.B353]) / 10" office:value-type="float" office:value="188.3" calcext:value-type="float">
            <text:p>188,3</text:p>
          </table:table-cell>
          <table:table-cell table:style-name="ce5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4]) + [.B354]) / 10" office:value-type="float" office:value="188.2" calcext:value-type="float">
            <text:p>188,2</text:p>
          </table:table-cell>
          <table:table-cell table:style-name="ce5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5]) + [.B355]) / 10" office:value-type="float" office:value="188.6" calcext:value-type="float">
            <text:p>188,6</text:p>
          </table:table-cell>
          <table:table-cell table:style-name="ce5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6]) + [.B356]) / 10" office:value-type="float" office:value="189" calcext:value-type="float">
            <text:p>189</text:p>
          </table:table-cell>
          <table:table-cell table:style-name="ce5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7]) + [.B357]) / 10" office:value-type="float" office:value="189.3" calcext:value-type="float">
            <text:p>189,3</text:p>
          </table:table-cell>
          <table:table-cell table:style-name="ce5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8]) + [.B358]) / 10" office:value-type="float" office:value="189.4" calcext:value-type="float">
            <text:p>189,4</text:p>
          </table:table-cell>
          <table:table-cell table:style-name="ce5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59]) + [.B359]) / 10" office:value-type="float" office:value="189.7" calcext:value-type="float">
            <text:p>189,7</text:p>
          </table:table-cell>
          <table:table-cell table:style-name="ce5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0]) + [.B360]) / 10" office:value-type="float" office:value="190.1" calcext:value-type="float">
            <text:p>190,1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1]) + [.B361]) / 10" office:value-type="float" office:value="190.6" calcext:value-type="float">
            <text:p>190,6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2]) + [.B362]) / 10" office:value-type="float" office:value="190.5" calcext:value-type="float">
            <text:p>190,5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3]) + [.B363]) / 10" office:value-type="float" office:value="191" calcext:value-type="float">
            <text:p>191</text:p>
          </table:table-cell>
          <table:table-cell table:style-name="ce5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4]) + [.B364]) / 10" office:value-type="float" office:value="191.3" calcext:value-type="float">
            <text:p>191,3</text:p>
          </table:table-cell>
          <table:table-cell table:style-name="ce5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5]) + [.B365]) / 10" office:value-type="float" office:value="191.7" calcext:value-type="float">
            <text:p>191,7</text:p>
          </table:table-cell>
          <table:table-cell table:style-name="ce5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6]) + [.B366]) / 10" office:value-type="float" office:value="191.7" calcext:value-type="float">
            <text:p>191,7</text:p>
          </table:table-cell>
          <table:table-cell table:style-name="ce5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7]) + [.B367]) / 10" office:value-type="float" office:value="192.1" calcext:value-type="float">
            <text:p>192,1</text:p>
          </table:table-cell>
          <table:table-cell table:style-name="ce5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8]) + [.B368]) / 10" office:value-type="float" office:value="192.5" calcext:value-type="float">
            <text:p>192,5</text:p>
          </table:table-cell>
          <table:table-cell table:style-name="ce5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69]) + [.B369]) / 10" office:value-type="float" office:value="193" calcext:value-type="float">
            <text:p>193</text:p>
          </table:table-cell>
          <table:table-cell table:style-name="ce5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0]) + [.B370]) / 10" office:value-type="float" office:value="193" calcext:value-type="float">
            <text:p>193</text:p>
          </table:table-cell>
          <table:table-cell table:style-name="ce5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1]) + [.B371]) / 10" office:value-type="float" office:value="193.5" calcext:value-type="float">
            <text:p>193,5</text:p>
          </table:table-cell>
          <table:table-cell table:style-name="ce5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2]) + [.B372]) / 10" office:value-type="float" office:value="193.8" calcext:value-type="float">
            <text:p>193,8</text:p>
          </table:table-cell>
          <table:table-cell table:style-name="ce5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3]) + [.B373]) / 10" office:value-type="float" office:value="194.1" calcext:value-type="float">
            <text:p>194,1</text:p>
          </table:table-cell>
          <table:table-cell table:style-name="ce5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4]) + [.B374]) / 10" office:value-type="float" office:value="194.1" calcext:value-type="float">
            <text:p>194,1</text:p>
          </table:table-cell>
          <table:table-cell table:style-name="ce5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5]) + [.B375]) / 10" office:value-type="float" office:value="194.7" calcext:value-type="float">
            <text:p>194,7</text:p>
          </table:table-cell>
          <table:table-cell table:style-name="ce5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6]) + [.B376]) / 10" office:value-type="float" office:value="195" calcext:value-type="float">
            <text:p>195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7]) + [.B377]) / 10" office:value-type="float" office:value="195.1" calcext:value-type="float">
            <text:p>195,1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8]) + [.B378]) / 10" office:value-type="float" office:value="195.4" calcext:value-type="float">
            <text:p>195,4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79]) + [.B379]) / 10" office:value-type="float" office:value="195.8" calcext:value-type="float">
            <text:p>195,8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0]) + [.B380]) / 10" office:value-type="float" office:value="196.3" calcext:value-type="float">
            <text:p>196,3</text:p>
          </table:table-cell>
          <table:table-cell table:style-name="ce5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1]) + [.B381]) / 10" office:value-type="float" office:value="196.2" calcext:value-type="float">
            <text:p>196,2</text:p>
          </table:table-cell>
          <table:table-cell table:style-name="ce5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2]) + [.B382]) / 10" office:value-type="float" office:value="196.6" calcext:value-type="float">
            <text:p>196,6</text:p>
          </table:table-cell>
          <table:table-cell table:style-name="ce5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3]) + [.B383]) / 10" office:value-type="float" office:value="197.1" calcext:value-type="float">
            <text:p>197,1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4]) + [.B384]) / 10" office:value-type="float" office:value="197.2" calcext:value-type="float">
            <text:p>197,2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5]) + [.B385]) / 10" office:value-type="float" office:value="197.6" calcext:value-type="float">
            <text:p>197,6</text:p>
          </table:table-cell>
          <table:table-cell table:style-name="ce5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6]) + [.B386]) / 10" office:value-type="float" office:value="198.4" calcext:value-type="float">
            <text:p>198,4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7]) + [.B387]) / 10" office:value-type="float" office:value="198.8" calcext:value-type="float">
            <text:p>198,8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8]) + [.B388]) / 10" office:value-type="float" office:value="198.9" calcext:value-type="float">
            <text:p>198,9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89]) + [.B389]) / 10" office:value-type="float" office:value="198.9" calcext:value-type="float">
            <text:p>198,9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0]) + [.B390]) / 10" office:value-type="float" office:value="199.3" calcext:value-type="float">
            <text:p>199,3</text:p>
          </table:table-cell>
          <table:table-cell table:style-name="ce5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1]) + [.B391]) / 10" office:value-type="float" office:value="199.9" calcext:value-type="float">
            <text:p>199,9</text:p>
          </table:table-cell>
          <table:table-cell table:style-name="ce5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2]) + [.B392]) / 10" office:value-type="float" office:value="200.3" calcext:value-type="float">
            <text:p>200,3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3]) + [.B393]) / 10" office:value-type="float" office:value="200.7" calcext:value-type="float">
            <text:p>200,7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4]) + [.B394]) / 10" office:value-type="float" office:value="201.1" calcext:value-type="float">
            <text:p>201,1</text:p>
          </table:table-cell>
          <table:table-cell table:style-name="ce5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5]) + [.B395]) / 10" office:value-type="float" office:value="201.8" calcext:value-type="float">
            <text:p>201,8</text:p>
          </table:table-cell>
          <table:table-cell table:style-name="ce5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6]) + [.B396]) / 10" office:value-type="float" office:value="202.2" calcext:value-type="float">
            <text:p>202,2</text:p>
          </table:table-cell>
          <table:table-cell table:style-name="ce5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7]) + [.B397]) / 10" office:value-type="float" office:value="202.4" calcext:value-type="float">
            <text:p>202,4</text:p>
          </table:table-cell>
          <table:table-cell table:style-name="ce5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8]) + [.B398]) / 10" office:value-type="float" office:value="202.5" calcext:value-type="float">
            <text:p>202,5</text:p>
          </table:table-cell>
          <table:table-cell table:style-name="ce5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399]) + [.B399]) / 10" office:value-type="float" office:value="202.7" calcext:value-type="float">
            <text:p>202,7</text:p>
          </table:table-cell>
          <table:table-cell table:style-name="ce5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0]) + [.B400]) / 10" office:value-type="float" office:value="203.1" calcext:value-type="float">
            <text:p>203,1</text:p>
          </table:table-cell>
          <table:table-cell table:style-name="ce5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1]) + [.B401]) / 10" office:value-type="float" office:value="203.3" calcext:value-type="float">
            <text:p>203,3</text:p>
          </table:table-cell>
          <table:table-cell table:style-name="ce5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2]) + [.B402]) / 10" office:value-type="float" office:value="203.3" calcext:value-type="float">
            <text:p>203,3</text:p>
          </table:table-cell>
          <table:table-cell table:style-name="ce5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3]) + [.B403]) / 10" office:value-type="float" office:value="204" calcext:value-type="float">
            <text:p>204</text:p>
          </table:table-cell>
          <table:table-cell table:style-name="ce5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4]) + [.B404]) / 10" office:value-type="float" office:value="204.3" calcext:value-type="float">
            <text:p>204,3</text:p>
          </table:table-cell>
          <table:table-cell table:style-name="ce5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5]) + [.B405]) / 10" office:value-type="float" office:value="204.6" calcext:value-type="float">
            <text:p>204,6</text:p>
          </table:table-cell>
          <table:table-cell table:style-name="ce5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6]) + [.B406]) / 10" office:value-type="float" office:value="204.7" calcext:value-type="float">
            <text:p>204,7</text:p>
          </table:table-cell>
          <table:table-cell table:style-name="ce5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7]) + [.B407]) / 10" office:value-type="float" office:value="204.6" calcext:value-type="float">
            <text:p>204,6</text:p>
          </table:table-cell>
          <table:table-cell table:style-name="ce5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8]) + [.B408]) / 10" office:value-type="float" office:value="204.8" calcext:value-type="float">
            <text:p>204,8</text:p>
          </table:table-cell>
          <table:table-cell table:style-name="ce5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09]) + [.B409]) / 10" office:value-type="float" office:value="205.2" calcext:value-type="float">
            <text:p>205,2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0]) + [.B410]) / 10" office:value-type="float" office:value="205.2" calcext:value-type="float">
            <text:p>205,2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1]) + [.B411]) / 10" office:value-type="float" office:value="205.2" calcext:value-type="float">
            <text:p>205,2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2]) + [.B412]) / 10" office:value-type="float" office:value="205.4" calcext:value-type="float">
            <text:p>205,4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3]) + [.B413]) / 10" office:value-type="float" office:value="205.8" calcext:value-type="float">
            <text:p>205,8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4]) + [.B414]) / 10" office:value-type="float" office:value="206.3" calcext:value-type="float">
            <text:p>206,3</text:p>
          </table:table-cell>
          <table:table-cell table:style-name="ce5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5]) + [.B415]) / 10" office:value-type="float" office:value="206.2" calcext:value-type="float">
            <text:p>206,2</text:p>
          </table:table-cell>
          <table:table-cell table:style-name="ce5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6]) + [.B416]) / 10" office:value-type="float" office:value="206.8" calcext:value-type="float">
            <text:p>206,8</text:p>
          </table:table-cell>
          <table:table-cell table:style-name="ce5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7]) + [.B417]) / 10" office:value-type="float" office:value="206.8" calcext:value-type="float">
            <text:p>206,8</text:p>
          </table:table-cell>
          <table:table-cell table:style-name="ce5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8]) + [.B418]) / 10" office:value-type="float" office:value="207.4" calcext:value-type="float">
            <text:p>207,4</text:p>
          </table:table-cell>
          <table:table-cell table:style-name="ce5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19]) + [.B419]) / 10" office:value-type="float" office:value="207.4" calcext:value-type="float">
            <text:p>207,4</text:p>
          </table:table-cell>
          <table:table-cell table:style-name="ce5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0]) + [.B420]) / 10" office:value-type="float" office:value="208" calcext:value-type="float">
            <text:p>208</text:p>
          </table:table-cell>
          <table:table-cell table:style-name="ce5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1]) + [.B421]) / 10" office:value-type="float" office:value="208.5" calcext:value-type="float">
            <text:p>208,5</text:p>
          </table:table-cell>
          <table:table-cell table:style-name="ce5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2]) + [.B422]) / 10" office:value-type="float" office:value="208.6" calcext:value-type="float">
            <text:p>208,6</text:p>
          </table:table-cell>
          <table:table-cell table:style-name="ce5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3]) + [.B423]) / 10" office:value-type="float" office:value="209.2" calcext:value-type="float">
            <text:p>209,2</text:p>
          </table:table-cell>
          <table:table-cell table:style-name="ce5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4]) + [.B424]) / 10" office:value-type="float" office:value="209.6" calcext:value-type="float">
            <text:p>209,6</text:p>
          </table:table-cell>
          <table:table-cell table:style-name="ce5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5]) + [.B425]) / 10" office:value-type="float" office:value="210.2" calcext:value-type="float">
            <text:p>210,2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6]) + [.B426]) / 10" office:value-type="float" office:value="211.3" calcext:value-type="float">
            <text:p>211,3</text:p>
          </table:table-cell>
          <table:table-cell table:style-name="ce5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7]) + [.B427]) / 10" office:value-type="float" office:value="211.3" calcext:value-type="float">
            <text:p>211,3</text:p>
          </table:table-cell>
          <table:table-cell table:style-name="ce5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8]) + [.B428]) / 10" office:value-type="float" office:value="211.6" calcext:value-type="float">
            <text:p>211,6</text:p>
          </table:table-cell>
          <table:table-cell table:style-name="ce5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29]) + [.B429]) / 10" office:value-type="float" office:value="212.1" calcext:value-type="float">
            <text:p>212,1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0]) + [.B430]) / 10" office:value-type="float" office:value="212.3" calcext:value-type="float">
            <text:p>212,3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1]) + [.B431]) / 10" office:value-type="float" office:value="212.6" calcext:value-type="float">
            <text:p>212,6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2]) + [.B432]) / 10" office:value-type="float" office:value="212.8" calcext:value-type="float">
            <text:p>212,8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3]) + [.B433]) / 10" office:value-type="float" office:value="213.2" calcext:value-type="float">
            <text:p>213,2</text:p>
          </table:table-cell>
          <table:table-cell table:style-name="ce5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4]) + [.B434]) / 10" office:value-type="float" office:value="213.7" calcext:value-type="float">
            <text:p>213,7</text:p>
          </table:table-cell>
          <table:table-cell table:style-name="ce5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5]) + [.B435]) / 10" office:value-type="float" office:value="214.8" calcext:value-type="float">
            <text:p>214,8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6]) + [.B436]) / 10" office:value-type="float" office:value="214.8" calcext:value-type="float">
            <text:p>214,8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7]) + [.B437]) / 10" office:value-type="float" office:value="215.3" calcext:value-type="float">
            <text:p>215,3</text:p>
          </table:table-cell>
          <table:table-cell table:style-name="ce5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8]) + [.B438]) / 10" office:value-type="float" office:value="215.7" calcext:value-type="float">
            <text:p>215,7</text:p>
          </table:table-cell>
          <table:table-cell table:style-name="ce5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39]) + [.B439]) / 10" office:value-type="float" office:value="216.4" calcext:value-type="float">
            <text:p>216,4</text:p>
          </table:table-cell>
          <table:table-cell table:style-name="ce5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0]) + [.B440]) / 10" office:value-type="float" office:value="216.5" calcext:value-type="float">
            <text:p>216,5</text:p>
          </table:table-cell>
          <table:table-cell table:style-name="ce5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1]) + [.B441]) / 10" office:value-type="float" office:value="217.2" calcext:value-type="float">
            <text:p>217,2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2]) + [.B442]) / 10" office:value-type="float" office:value="217.1" calcext:value-type="float">
            <text:p>217,1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3]) + [.B443]) / 10" office:value-type="float" office:value="217.8" calcext:value-type="float">
            <text:p>217,8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4]) + [.B444]) / 10" office:value-type="float" office:value="217.8" calcext:value-type="float">
            <text:p>217,8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5]) + [.B445]) / 10" office:value-type="float" office:value="218.3" calcext:value-type="float">
            <text:p>218,3</text:p>
          </table:table-cell>
          <table:table-cell table:style-name="ce5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6]) + [.B446]) / 10" office:value-type="float" office:value="219.2" calcext:value-type="float">
            <text:p>219,2</text:p>
          </table:table-cell>
          <table:table-cell table:style-name="ce5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7]) + [.B447]) / 10" office:value-type="float" office:value="219.8" calcext:value-type="float">
            <text:p>219,8</text:p>
          </table:table-cell>
          <table:table-cell table:style-name="ce5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8]) + [.B448]) / 10" office:value-type="float" office:value="220.1" calcext:value-type="float">
            <text:p>220,1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49]) + [.B449]) / 10" office:value-type="float" office:value="220.5" calcext:value-type="float">
            <text:p>220,5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0]) + [.B450]) / 10" office:value-type="float" office:value="220.7" calcext:value-type="float">
            <text:p>220,7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1]) + [.B451]) / 10" office:value-type="float" office:value="221.3" calcext:value-type="float">
            <text:p>221,3</text:p>
          </table:table-cell>
          <table:table-cell table:style-name="ce5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2]) + [.B452]) / 10" office:value-type="float" office:value="222.6" calcext:value-type="float">
            <text:p>222,6</text:p>
          </table:table-cell>
          <table:table-cell table:style-name="ce5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3]) + [.B453]) / 10" office:value-type="float" office:value="222.7" calcext:value-type="float">
            <text:p>222,7</text:p>
          </table:table-cell>
          <table:table-cell table:style-name="ce5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4]) + [.B454]) / 10" office:value-type="float" office:value="222.7" calcext:value-type="float">
            <text:p>222,7</text:p>
          </table:table-cell>
          <table:table-cell table:style-name="ce5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5]) + [.B455]) / 10" office:value-type="float" office:value="223.4" calcext:value-type="float">
            <text:p>223,4</text:p>
          </table:table-cell>
          <table:table-cell table:style-name="ce5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6]) + [.B456]) / 10" office:value-type="float" office:value="223.4" calcext:value-type="float">
            <text:p>223,4</text:p>
          </table:table-cell>
          <table:table-cell table:style-name="ce5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57]) + [.B457]) / 10" office:value-type="float" office:value="223.9" calcext:value-type="float">
            <text:p>223,9</text:p>
          </table:table-cell>
          <table:table-cell table:style-name="ce5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58]) + [.B458]) / 10" office:value-type="float" office:value="224.3" calcext:value-type="float">
            <text:p>224,3</text:p>
          </table:table-cell>
          <table:table-cell table:style-name="ce5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59]) + [.B459]) / 10" office:value-type="float" office:value="224.5" calcext:value-type="float">
            <text:p>224,5</text:p>
          </table:table-cell>
          <table:table-cell table:style-name="ce5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0]) + [.B460]) / 10" office:value-type="float" office:value="225.2" calcext:value-type="float">
            <text:p>225,2</text:p>
          </table:table-cell>
          <table:table-cell table:style-name="ce5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61]) + [.B461]) / 10" office:value-type="float" office:value="225.9" calcext:value-type="float">
            <text:p>225,9</text:p>
          </table:table-cell>
          <table:table-cell table:style-name="ce5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62]) + [.B462]) / 10" office:value-type="float" office:value="227.1" calcext:value-type="float">
            <text:p>227,1</text:p>
          </table:table-cell>
          <table:table-cell table:style-name="ce5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463]) + [.B463]) / 10" office:value-type="float" office:value="227.9" calcext:value-type="float">
            <text:p>227,9</text:p>
          </table:table-cell>
          <table:table-cell table:style-name="ce5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4]) + [.B464]) / 10" office:value-type="float" office:value="228.4" calcext:value-type="float">
            <text:p>228,4</text:p>
          </table:table-cell>
          <table:table-cell table:style-name="ce5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5]) + [.B465]) / 10" office:value-type="float" office:value="228.8" calcext:value-type="float">
            <text:p>228,8</text:p>
          </table:table-cell>
          <table:table-cell table:style-name="ce5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6]) + [.B466]) / 10" office:value-type="float" office:value="229.1" calcext:value-type="float">
            <text:p>229,1</text:p>
          </table:table-cell>
          <table:table-cell table:style-name="ce5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7]) + [.B467]) / 10" office:value-type="float" office:value="230.5" calcext:value-type="float">
            <text:p>230,5</text:p>
          </table:table-cell>
          <table:table-cell table:style-name="ce5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8]) + [.B468]) / 10" office:value-type="float" office:value="231.2" calcext:value-type="float">
            <text:p>231,2</text:p>
          </table:table-cell>
          <table:table-cell table:style-name="ce5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69]) + [.B469]) / 10" office:value-type="float" office:value="231.8" calcext:value-type="float">
            <text:p>231,8</text:p>
          </table:table-cell>
          <table:table-cell table:style-name="ce5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0]) + [.B470]) / 10" office:value-type="float" office:value="232.5" calcext:value-type="float">
            <text:p>232,5</text:p>
          </table:table-cell>
          <table:table-cell table:style-name="ce5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1]) + [.B471]) / 10" office:value-type="float" office:value="233.2" calcext:value-type="float">
            <text:p>233,2</text:p>
          </table:table-cell>
          <table:table-cell table:style-name="ce5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2]) + [.B472]) / 10" office:value-type="float" office:value="233.7" calcext:value-type="float">
            <text:p>233,7</text:p>
          </table:table-cell>
          <table:table-cell table:style-name="ce5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3]) + [.B473]) / 10" office:value-type="float" office:value="233.7" calcext:value-type="float">
            <text:p>233,7</text:p>
          </table:table-cell>
          <table:table-cell table:style-name="ce5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4]) + [.B474]) / 10" office:value-type="float" office:value="234.2" calcext:value-type="float">
            <text:p>234,2</text:p>
          </table:table-cell>
          <table:table-cell table:style-name="ce5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5]) + [.B475]) / 10" office:value-type="float" office:value="234.6" calcext:value-type="float">
            <text:p>234,6</text:p>
          </table:table-cell>
          <table:table-cell table:style-name="ce5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6]) + [.B476]) / 10" office:value-type="float" office:value="235.8" calcext:value-type="float">
            <text:p>235,8</text:p>
          </table:table-cell>
          <table:table-cell table:style-name="ce5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7]) + [.B477]) / 10" office:value-type="float" office:value="236.4" calcext:value-type="float">
            <text:p>236,4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8]) + [.B478]) / 10" office:value-type="float" office:value="237.3" calcext:value-type="float">
            <text:p>237,3</text:p>
          </table:table-cell>
          <table:table-cell table:style-name="ce5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79]) + [.B479]) / 10" office:value-type="float" office:value="237.7" calcext:value-type="float">
            <text:p>237,7</text:p>
          </table:table-cell>
          <table:table-cell table:style-name="ce5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0]) + [.B480]) / 10" office:value-type="float" office:value="238.2" calcext:value-type="float">
            <text:p>238,2</text:p>
          </table:table-cell>
          <table:table-cell table:style-name="ce5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1]) + [.B481]) / 10" office:value-type="float" office:value="239.1" calcext:value-type="float">
            <text:p>239,1</text:p>
          </table:table-cell>
          <table:table-cell table:style-name="ce5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2]) + [.B482]) / 10" office:value-type="float" office:value="240.6" calcext:value-type="float">
            <text:p>240,6</text:p>
          </table:table-cell>
          <table:table-cell table:style-name="ce5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3]) + [.B483]) / 10" office:value-type="float" office:value="241.6" calcext:value-type="float">
            <text:p>241,6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4]) + [.B484]) / 10"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5]) + [.B485]) / 10" office:value-type="float" office:value="242.5" calcext:value-type="float">
            <text:p>242,5</text:p>
          </table:table-cell>
          <table:table-cell table:style-name="ce5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6]) + [.B486]) / 10" office:value-type="float" office:value="243.4" calcext:value-type="float">
            <text:p>243,4</text:p>
          </table:table-cell>
          <table:table-cell table:style-name="ce5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7]) + [.B487]) / 10" office:value-type="float" office:value="244.7" calcext:value-type="float">
            <text:p>244,7</text:p>
          </table:table-cell>
          <table:table-cell table:style-name="ce5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8]) + [.B488]) / 10" office:value-type="float" office:value="245.3" calcext:value-type="float">
            <text:p>245,3</text:p>
          </table:table-cell>
          <table:table-cell table:style-name="ce5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89]) + [.B489]) / 10" office:value-type="float" office:value="245.6" calcext:value-type="float">
            <text:p>245,6</text:p>
          </table:table-cell>
          <table:table-cell table:style-name="ce5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0]) + [.B490]) / 10" office:value-type="float" office:value="246.7" calcext:value-type="float">
            <text:p>246,7</text:p>
          </table:table-cell>
          <table:table-cell table:style-name="ce5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1]) + [.B491]) / 10" office:value-type="float" office:value="246.6" calcext:value-type="float">
            <text:p>246,6</text:p>
          </table:table-cell>
          <table:table-cell table:style-name="ce5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2]) + [.B492]) / 10" office:value-type="float" office:value="246.6" calcext:value-type="float">
            <text:p>246,6</text:p>
          </table:table-cell>
          <table:table-cell table:style-name="ce5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3]) + [.B493]) / 10" office:value-type="float" office:value="247.1" calcext:value-type="float">
            <text:p>247,1</text:p>
          </table:table-cell>
          <table:table-cell table:style-name="ce5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4]) + [.B494]) / 10" office:value-type="float" office:value="247" calcext:value-type="float">
            <text:p>247</text:p>
          </table:table-cell>
          <table:table-cell table:style-name="ce5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5]) + [.B495]) / 10" office:value-type="float" office:value="247.4" calcext:value-type="float">
            <text:p>247,4</text:p>
          </table:table-cell>
          <table:table-cell table:style-name="ce5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6]) + [.B496]) / 10" office:value-type="float" office:value="248" calcext:value-type="float">
            <text:p>248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7]) + [.B497]) / 10" office:value-type="float" office:value="248.5" calcext:value-type="float">
            <text:p>248,5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8]) + [.B498]) / 10" office:value-type="float" office:value="248.6" calcext:value-type="float">
            <text:p>248,6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499]) + [.B499]) / 10" office:value-type="float" office:value="248.4" calcext:value-type="float">
            <text:p>248,4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0]) + [.B500]) / 10" office:value-type="float" office:value="248.9" calcext:value-type="float">
            <text:p>248,9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1]) + [.B501]) / 10" office:value-type="float" office:value="249.5" calcext:value-type="float">
            <text:p>249,5</text:p>
          </table:table-cell>
          <table:table-cell table:style-name="ce5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2]) + [.B502]) / 10" office:value-type="float" office:value="249.4" calcext:value-type="float">
            <text:p>249,4</text:p>
          </table:table-cell>
          <table:table-cell table:style-name="ce5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3]) + [.B503]) / 10" office:value-type="float" office:value="249.4" calcext:value-type="float">
            <text:p>249,4</text:p>
          </table:table-cell>
          <table:table-cell table:style-name="ce5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4]) + [.B504]) / 10" office:value-type="float" office:value="250" calcext:value-type="float">
            <text:p>250</text:p>
          </table:table-cell>
          <table:table-cell table:style-name="ce5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5]) + [.B505]) / 10" office:value-type="float" office:value="250.6" calcext:value-type="float">
            <text:p>250,6</text:p>
          </table:table-cell>
          <table:table-cell table:style-name="ce5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6]) + [.B506]) / 10" office:value-type="float" office:value="250.6" calcext:value-type="float">
            <text:p>250,6</text:p>
          </table:table-cell>
          <table:table-cell table:style-name="ce5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07]) + [.B507]) / 10" office:value-type="float" office:value="251" calcext:value-type="float">
            <text:p>251</text:p>
          </table:table-cell>
          <table:table-cell table:style-name="ce5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08]) + [.B508]) / 10" office:value-type="float" office:value="251.7" calcext:value-type="float">
            <text:p>251,7</text:p>
          </table:table-cell>
          <table:table-cell table:style-name="ce5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09]) + [.B509]) / 10" office:value-type="float" office:value="252.9" calcext:value-type="float">
            <text:p>252,9</text:p>
          </table:table-cell>
          <table:table-cell table:style-name="ce5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0]) + [.B510]) / 10" office:value-type="float" office:value="253.4" calcext:value-type="float">
            <text:p>253,4</text:p>
          </table:table-cell>
          <table:table-cell table:style-name="ce5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1]) + [.B511]) / 10" office:value-type="float" office:value="253.9" calcext:value-type="float">
            <text:p>253,9</text:p>
          </table:table-cell>
          <table:table-cell table:style-name="ce5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2]) + [.B512]) / 10" office:value-type="float" office:value="254" calcext:value-type="float">
            <text:p>254</text:p>
          </table:table-cell>
          <table:table-cell table:style-name="ce5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3]) + [.B513]) / 10" office:value-type="float" office:value="254" calcext:value-type="float">
            <text:p>254</text:p>
          </table:table-cell>
          <table:table-cell table:style-name="ce5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4]) + [.B514]) / 10" office:value-type="float" office:value="254.5" calcext:value-type="float">
            <text:p>254,5</text:p>
          </table:table-cell>
          <table:table-cell table:style-name="ce5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5]) + [.B515]) / 10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6]) + [.B516]) / 10" office:value-type="float" office:value="255.5" calcext:value-type="float">
            <text:p>255,5</text:p>
          </table:table-cell>
          <table:table-cell table:style-name="ce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7]) + [.B517]) / 10" office:value-type="float" office:value="255.8" calcext:value-type="float">
            <text:p>255,8</text:p>
          </table:table-cell>
          <table:table-cell table:style-name="ce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18]) + [.B518]) / 10" office:value-type="float" office:value="256.4" calcext:value-type="float">
            <text:p>256,4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19]) + [.B519]) / 10" office:value-type="float" office:value="256.4" calcext:value-type="float">
            <text:p>256,4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20]) + [.B520]) / 10" office:value-type="float" office:value="256.8" calcext:value-type="float">
            <text:p>256,8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21]) + [.B521]) / 10" office:value-type="float" office:value="257.2" calcext:value-type="float">
            <text:p>257,2</text:p>
          </table:table-cell>
          <table:table-cell table:style-name="ce5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22]) + [.B522]) / 10" office:value-type="float" office:value="258" calcext:value-type="float">
            <text:p>258</text:p>
          </table:table-cell>
          <table:table-cell table:style-name="ce5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3]) + [.B523]) / 10" office:value-type="float" office:value="258.5" calcext:value-type="float">
            <text:p>258,5</text:p>
          </table:table-cell>
          <table:table-cell table:style-name="ce5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4]) + [.B524]) / 10" office:value-type="float" office:value="258.4" calcext:value-type="float">
            <text:p>258,4</text:p>
          </table:table-cell>
          <table:table-cell table:style-name="ce5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5]) + [.B525]) / 10" office:value-type="float" office:value="259" calcext:value-type="float">
            <text:p>259</text:p>
          </table:table-cell>
          <table:table-cell table:style-name="ce5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6]) + [.B526]) / 10" office:value-type="float" office:value="260" calcext:value-type="float">
            <text:p>260</text:p>
          </table:table-cell>
          <table:table-cell table:style-name="ce5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7]) + [.B527]) / 10" office:value-type="float" office:value="261" calcext:value-type="float">
            <text:p>261</text:p>
          </table:table-cell>
          <table:table-cell table:style-name="ce5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8]) + [.B528]) / 10" office:value-type="float" office:value="260.9" calcext:value-type="float">
            <text:p>260,9</text:p>
          </table:table-cell>
          <table:table-cell table:style-name="ce5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29]) + [.B529]) / 10" office:value-type="float" office:value="260.9" calcext:value-type="float">
            <text:p>260,9</text:p>
          </table:table-cell>
          <table:table-cell table:style-name="ce5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0]) + [.B530]) / 10" office:value-type="float" office:value="261.5" calcext:value-type="float">
            <text:p>261,5</text:p>
          </table:table-cell>
          <table:table-cell table:style-name="ce5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1]) + [.B531]) / 10" office:value-type="float" office:value="262.1" calcext:value-type="float">
            <text:p>262,1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2]) + [.B532]) / 10" office:value-type="float" office:value="262.7" calcext:value-type="float">
            <text:p>262,7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3]) + [.B533]) / 10" office:value-type="float" office:value="262.8" calcext:value-type="float">
            <text:p>262,8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4]) + [.B534]) / 10" office:value-type="float" office:value="262.7" calcext:value-type="float">
            <text:p>262,7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5]) + [.B535]) / 10" office:value-type="float" office:value="263.9" calcext:value-type="float">
            <text:p>263,9</text:p>
          </table:table-cell>
          <table:table-cell table:style-name="ce5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6]) + [.B536]) / 10" office:value-type="float" office:value="264.6" calcext:value-type="float">
            <text:p>264,6</text:p>
          </table:table-cell>
          <table:table-cell table:style-name="ce5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7]) + [.B537]) / 10" office:value-type="float" office:value="265.3" calcext:value-type="float">
            <text:p>265,3</text:p>
          </table:table-cell>
          <table:table-cell table:style-name="ce5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8]) + [.B538]) / 10" office:value-type="float" office:value="265.1" calcext:value-type="float">
            <text:p>265,1</text:p>
          </table:table-cell>
          <table:table-cell table:style-name="ce5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39]) + [.B539]) / 10" office:value-type="float" office:value="265.7" calcext:value-type="float">
            <text:p>265,7</text:p>
          </table:table-cell>
          <table:table-cell table:style-name="ce5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0]) + [.B540]) / 10" office:value-type="float" office:value="266.3" calcext:value-type="float">
            <text:p>266,3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1]) + [.B541]) / 10" office:value-type="float" office:value="266.9" calcext:value-type="float">
            <text:p>266,9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2]) + [.B542]) / 10" office:value-type="float" office:value="266.8" calcext:value-type="float">
            <text:p>266,8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3]) + [.B543]) / 10" office:value-type="float" office:value="267.5" calcext:value-type="float">
            <text:p>267,5</text:p>
          </table:table-cell>
          <table:table-cell table:style-name="ce5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4]) + [.B544]) / 10" office:value-type="float" office:value="267.4" calcext:value-type="float">
            <text:p>267,4</text:p>
          </table:table-cell>
          <table:table-cell table:style-name="ce5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45]) + [.B545]) / 10" office:value-type="float" office:value="268.3" calcext:value-type="float">
            <text:p>268,3</text:p>
          </table:table-cell>
          <table:table-cell table:style-name="ce5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6]) + [.B546]) / 10" office:value-type="float" office:value="268" calcext:value-type="float">
            <text:p>268</text:p>
          </table:table-cell>
          <table:table-cell table:style-name="ce5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7]) + [.B547]) / 10" office:value-type="float" office:value="268" calcext:value-type="float">
            <text:p>268</text:p>
          </table:table-cell>
          <table:table-cell table:style-name="ce5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8]) + [.B548]) / 10" office:value-type="float" office:value="268.7" calcext:value-type="float">
            <text:p>268,7</text:p>
          </table:table-cell>
          <table:table-cell table:style-name="ce5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49]) + [.B549]) / 10" office:value-type="float" office:value="269.5" calcext:value-type="float">
            <text:p>269,5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0]) + [.B550]) / 10" office:value-type="float" office:value="269.4" calcext:value-type="float">
            <text:p>269,4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1]) + [.B551]) / 10" office:value-type="float" office:value="270" calcext:value-type="float">
            <text:p>270</text:p>
          </table:table-cell>
          <table:table-cell table:style-name="ce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2]) + [.B552]) / 10" office:value-type="float" office:value="271.1" calcext:value-type="float">
            <text:p>271,1</text:p>
          </table:table-cell>
          <table:table-cell table:style-name="ce5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3]) + [.B553]) / 10" office:value-type="float" office:value="271.8" calcext:value-type="float">
            <text:p>271,8</text:p>
          </table:table-cell>
          <table:table-cell table:style-name="ce5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4]) + [.B554]) / 10" office:value-type="float" office:value="271.9" calcext:value-type="float">
            <text:p>271,9</text:p>
          </table:table-cell>
          <table:table-cell table:style-name="ce5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5]) + [.B555]) / 10" office:value-type="float" office:value="272.3" calcext:value-type="float">
            <text:p>272,3</text:p>
          </table:table-cell>
          <table:table-cell table:style-name="ce5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6]) + [.B556]) / 10" office:value-type="float" office:value="273" calcext:value-type="float">
            <text:p>273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7]) + [.B557]) / 10" office:value-type="float" office:value="273" calcext:value-type="float">
            <text:p>273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8]) + [.B558]) / 10" office:value-type="float" office:value="273.8" calcext:value-type="float">
            <text:p>273,8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59]) + [.B559]) / 10" office:value-type="float" office:value="274.5" calcext:value-type="float">
            <text:p>274,5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0]) + [.B560]) / 10" office:value-type="float" office:value="275.8" calcext:value-type="float">
            <text:p>275,8</text:p>
          </table:table-cell>
          <table:table-cell table:style-name="ce5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1]) + [.B561]) / 10" office:value-type="float" office:value="277.1" calcext:value-type="float">
            <text:p>277,1</text:p>
          </table:table-cell>
          <table:table-cell table:style-name="ce5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2]) + [.B562]) / 10" office:value-type="float" office:value="277.9" calcext:value-type="float">
            <text:p>277,9</text:p>
          </table:table-cell>
          <table:table-cell table:style-name="ce5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63]) + [.B563]) / 10" office:value-type="float" office:value="277.9" calcext:value-type="float">
            <text:p>277,9</text:p>
          </table:table-cell>
          <table:table-cell table:style-name="ce5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4]) + [.B564]) / 10" office:value-type="float" office:value="278.7" calcext:value-type="float">
            <text:p>278,7</text:p>
          </table:table-cell>
          <table:table-cell table:style-name="ce5"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5]) + [.B565]) / 10" office:value-type="float" office:value="280.1" calcext:value-type="float">
            <text:p>280,1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6]) + [.B566]) / 10" office:value-type="float" office:value="281.8" calcext:value-type="float">
            <text:p>281,8</text:p>
          </table:table-cell>
          <table:table-cell table:style-name="ce5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ERIAL ERROR: Bytes arrived:3#11 0 253 11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7]) + [.B567]) / 10" office:value-type="string" office:string-value="#VALORE!" calcext:value-type="error">
            <text:p>#VALORE!</text:p>
          </table:table-cell>
          <table:table-cell table:style-name="ce5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8]) + [.B568]) / 10" office:value-type="float" office:value="285.2" calcext:value-type="float">
            <text:p>285,2</text:p>
          </table:table-cell>
          <table:table-cell table:style-name="ce5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69]) + [.B569]) / 10" office:value-type="float" office:value="285.2" calcext:value-type="float">
            <text:p>285,2</text:p>
          </table:table-cell>
          <table:table-cell table:style-name="ce5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0]) + [.B570]) / 10" office:value-type="float" office:value="286.8" calcext:value-type="float">
            <text:p>286,8</text:p>
          </table:table-cell>
          <table:table-cell table:style-name="ce5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1]) + [.B571]) / 10" office:value-type="float" office:value="286.7" calcext:value-type="float">
            <text:p>286,7</text:p>
          </table:table-cell>
          <table:table-cell table:style-name="ce5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2]) + [.B572]) / 10" office:value-type="float" office:value="287.8" calcext:value-type="float">
            <text:p>287,8</text:p>
          </table:table-cell>
          <table:table-cell table:style-name="ce5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3]) + [.B573]) / 10" office:value-type="float" office:value="289.5" calcext:value-type="float">
            <text:p>289,5</text:p>
          </table:table-cell>
          <table:table-cell table:style-name="ce5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4]) + [.B574]) / 10" office:value-type="float" office:value="289.5" calcext:value-type="float">
            <text:p>289,5</text:p>
          </table:table-cell>
          <table:table-cell table:style-name="ce5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5]) + [.B575]) / 10" office:value-type="float" office:value="290.4" calcext:value-type="float">
            <text:p>290,4</text:p>
          </table:table-cell>
          <table:table-cell table:style-name="ce5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6]) + [.B576]) / 10" office:value-type="float" office:value="291.4" calcext:value-type="float">
            <text:p>291,4</text:p>
          </table:table-cell>
          <table:table-cell table:style-name="ce5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77]) + [.B577]) / 10" office:value-type="float" office:value="291.6" calcext:value-type="float">
            <text:p>291,6</text:p>
          </table:table-cell>
          <table:table-cell table:style-name="ce5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78]) + [.B578]) / 10" office:value-type="float" office:value="292.4" calcext:value-type="float">
            <text:p>292,4</text:p>
          </table:table-cell>
          <table:table-cell table:style-name="ce5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79]) + [.B579]) / 10" office:value-type="float" office:value="293.8" calcext:value-type="float">
            <text:p>293,8</text:p>
          </table:table-cell>
          <table:table-cell table:style-name="ce5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0]) + [.B580]) / 10" office:value-type="float" office:value="294.1" calcext:value-type="float">
            <text:p>294,1</text:p>
          </table:table-cell>
          <table:table-cell table:style-name="ce5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81]) + [.B581]) / 10" office:value-type="float" office:value="295.3" calcext:value-type="float">
            <text:p>295,3</text:p>
          </table:table-cell>
          <table:table-cell table:style-name="ce5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2]) + [.B582]) / 10" office:value-type="float" office:value="294" calcext:value-type="float">
            <text:p>294</text:p>
          </table:table-cell>
          <table:table-cell table:style-name="ce5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583]) + [.B583]) / 10" office:value-type="float" office:value="295.8" calcext:value-type="float">
            <text:p>295,8</text:p>
          </table:table-cell>
          <table:table-cell table:style-name="ce5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4]) + [.B584]) / 10" office:value-type="float" office:value="296.2" calcext:value-type="float">
            <text:p>296,2</text:p>
          </table:table-cell>
          <table:table-cell table:style-name="ce5"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5]) + [.B585]) / 10" office:value-type="float" office:value="297.5" calcext:value-type="float">
            <text:p>297,5</text:p>
          </table:table-cell>
          <table:table-cell table:style-name="ce5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6]) + [.B586]) / 10" office:value-type="float" office:value="298.3" calcext:value-type="float">
            <text:p>298,3</text:p>
          </table:table-cell>
          <table:table-cell table:style-name="ce5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7]) + [.B587]) / 10" office:value-type="float" office:value="298.3" calcext:value-type="float">
            <text:p>298,3</text:p>
          </table:table-cell>
          <table:table-cell table:style-name="ce5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8]) + [.B588]) / 10" office:value-type="float" office:value="298.3" calcext:value-type="float">
            <text:p>298,3</text:p>
          </table:table-cell>
          <table:table-cell table:style-name="ce5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89]) + [.B589]) / 10" office:value-type="float" office:value="299.5" calcext:value-type="float">
            <text:p>299,5</text:p>
          </table:table-cell>
          <table:table-cell table:style-name="ce5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0]) + [.B590]) / 10" office:value-type="float" office:value="299.9" calcext:value-type="float">
            <text:p>299,9</text:p>
          </table:table-cell>
          <table:table-cell table:style-name="ce5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1]) + [.B591]) / 10" office:value-type="float" office:value="300.5" calcext:value-type="float">
            <text:p>300,5</text:p>
          </table:table-cell>
          <table:table-cell table:style-name="ce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2]) + [.B592]) / 10" office:value-type="float" office:value="301.6" calcext:value-type="float">
            <text:p>301,6</text:p>
          </table:table-cell>
          <table:table-cell table:style-name="ce5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3]) + [.B593]) / 10" office:value-type="float" office:value="302.8" calcext:value-type="float">
            <text:p>302,8</text:p>
          </table:table-cell>
          <table:table-cell table:style-name="ce5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4]) + [.B594]) / 10" office:value-type="float" office:value="303.1" calcext:value-type="float">
            <text:p>303,1</text:p>
          </table:table-cell>
          <table:table-cell table:style-name="ce5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5]) + [.B595]) / 10" office:value-type="float" office:value="303.2" calcext:value-type="float">
            <text:p>303,2</text:p>
          </table:table-cell>
          <table:table-cell table:style-name="ce5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6]) + [.B596]) / 10" office:value-type="float" office:value="303.6" calcext:value-type="float">
            <text:p>303,6</text:p>
          </table:table-cell>
          <table:table-cell table:style-name="ce5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7]) + [.B597]) / 10" office:value-type="float" office:value="304.3" calcext:value-type="float">
            <text:p>304,3</text:p>
          </table:table-cell>
          <table:table-cell table:style-name="ce5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8]) + [.B598]) / 10" office:value-type="float" office:value="304.8" calcext:value-type="float">
            <text:p>304,8</text:p>
          </table:table-cell>
          <table:table-cell table:style-name="ce5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599]) + [.B599]) / 10" office:value-type="float" office:value="306" calcext:value-type="float">
            <text:p>306</text:p>
          </table:table-cell>
          <table:table-cell table:style-name="ce5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0]) + [.B600]) / 10" office:value-type="float" office:value="307.8" calcext:value-type="float">
            <text:p>307,8</text:p>
          </table:table-cell>
          <table:table-cell table:style-name="ce5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1]) + [.B601]) / 10" office:value-type="float" office:value="307.2" calcext:value-type="float">
            <text:p>307,2</text:p>
          </table:table-cell>
          <table:table-cell table:style-name="ce5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2]) + [.B602]) / 10" office:value-type="float" office:value="308.3" calcext:value-type="float">
            <text:p>308,3</text:p>
          </table:table-cell>
          <table:table-cell table:style-name="ce5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3]) + [.B603]) / 10" office:value-type="float" office:value="308.8" calcext:value-type="float">
            <text:p>308,8</text:p>
          </table:table-cell>
          <table:table-cell table:style-name="ce5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4]) + [.B604]) / 10" office:value-type="float" office:value="310" calcext:value-type="float">
            <text:p>310</text:p>
          </table:table-cell>
          <table:table-cell table:style-name="ce5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5]) + [.B605]) / 10" office:value-type="float" office:value="309.9" calcext:value-type="float">
            <text:p>309,9</text:p>
          </table:table-cell>
          <table:table-cell table:style-name="ce5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6]) + [.B606]) / 10" office:value-type="float" office:value="311.1" calcext:value-type="float">
            <text:p>311,1</text:p>
          </table:table-cell>
          <table:table-cell table:style-name="ce5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7]) + [.B607]) / 10" office:value-type="float" office:value="311.2" calcext:value-type="float">
            <text:p>311,2</text:p>
          </table:table-cell>
          <table:table-cell table:style-name="ce5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8]) + [.B608]) / 10" office:value-type="float" office:value="312.6" calcext:value-type="float">
            <text:p>312,6</text:p>
          </table:table-cell>
          <table:table-cell table:style-name="ce5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09]) + [.B609]) / 10" office:value-type="float" office:value="314.3" calcext:value-type="float">
            <text:p>314,3</text:p>
          </table:table-cell>
          <table:table-cell table:style-name="ce5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0]) + [.B610]) / 10" office:value-type="float" office:value="314.9" calcext:value-type="float">
            <text:p>314,9</text:p>
          </table:table-cell>
          <table:table-cell table:style-name="ce5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1]) + [.B611]) / 10" office:value-type="float" office:value="316" calcext:value-type="float">
            <text:p>316</text:p>
          </table:table-cell>
          <table:table-cell table:style-name="ce5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2]) + [.B612]) / 10" office:value-type="float" office:value="315.4" calcext:value-type="float">
            <text:p>315,4</text:p>
          </table:table-cell>
          <table:table-cell table:style-name="ce5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3]) + [.B613]) / 10" office:value-type="float" office:value="316" calcext:value-type="float">
            <text:p>316</text:p>
          </table:table-cell>
          <table:table-cell table:style-name="ce5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4]) + [.B614]) / 10" office:value-type="float" office:value="317.8" calcext:value-type="float">
            <text:p>317,8</text:p>
          </table:table-cell>
          <table:table-cell table:style-name="ce5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5]) + [.B615]) / 10" office:value-type="float" office:value="318.5" calcext:value-type="float">
            <text:p>318,5</text:p>
          </table:table-cell>
          <table:table-cell table:style-name="ce5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6]) + [.B616]) / 10" office:value-type="float" office:value="319.8" calcext:value-type="float">
            <text:p>319,8</text:p>
          </table:table-cell>
          <table:table-cell table:style-name="ce5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7]) + [.B617]) / 10" office:value-type="float" office:value="319.6" calcext:value-type="float">
            <text:p>319,6</text:p>
          </table:table-cell>
          <table:table-cell table:style-name="ce5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8]) + [.B618]) / 10" office:value-type="float" office:value="320.7" calcext:value-type="float">
            <text:p>320,7</text:p>
          </table:table-cell>
          <table:table-cell table:style-name="ce5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19]) + [.B619]) / 10" office:value-type="float" office:value="320.8" calcext:value-type="float">
            <text:p>320,8</text:p>
          </table:table-cell>
          <table:table-cell table:style-name="ce5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0]) + [.B620]) / 10" office:value-type="float" office:value="322.4" calcext:value-type="float">
            <text:p>322,4</text:p>
          </table:table-cell>
          <table:table-cell table:style-name="ce5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1]) + [.B621]) / 10" office:value-type="float" office:value="324" calcext:value-type="float">
            <text:p>324</text:p>
          </table:table-cell>
          <table:table-cell table:style-name="ce5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2]) + [.B622]) / 10" office:value-type="float" office:value="325" calcext:value-type="float">
            <text:p>325</text:p>
          </table:table-cell>
          <table:table-cell table:style-name="ce5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3]) + [.B623]) / 10" office:value-type="float" office:value="325.5" calcext:value-type="float">
            <text:p>325,5</text:p>
          </table:table-cell>
          <table:table-cell table:style-name="ce5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4]) + [.B624]) / 10" office:value-type="float" office:value="325.7" calcext:value-type="float">
            <text:p>325,7</text:p>
          </table:table-cell>
          <table:table-cell table:style-name="ce5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5]) + [.B625]) / 10" office:value-type="float" office:value="327.1" calcext:value-type="float">
            <text:p>327,1</text:p>
          </table:table-cell>
          <table:table-cell table:style-name="ce5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6]) + [.B626]) / 10" office:value-type="float" office:value="329.5" calcext:value-type="float">
            <text:p>329,5</text:p>
          </table:table-cell>
          <table:table-cell table:style-name="ce5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7]) + [.B627]) / 10" office:value-type="float" office:value="331.9" calcext:value-type="float">
            <text:p>331,9</text:p>
          </table:table-cell>
          <table:table-cell table:style-name="ce5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ERIAL ERROR: Bytes arrived:3#10 0 254 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8]) + [.B628]) / 10" office:value-type="string" office:string-value="#VALORE!" calcext:value-type="error">
            <text:p>#VALORE!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29]) + [.B629]) / 10" office:value-type="float" office:value="259.4" calcext:value-type="float">
            <text:p>259,4</text:p>
          </table:table-cell>
          <table:table-cell table:style-name="ce5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0]) + [.B630]) / 10" office:value-type="float" office:value="262.8" calcext:value-type="float">
            <text:p>262,8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631]) + [.B631]) / 10" office:value-type="float" office:value="266.2" calcext:value-type="float">
            <text:p>266,2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2]) + [.B632]) / 10" office:value-type="float" office:value="265" calcext:value-type="float">
            <text:p>265</text:p>
          </table:table-cell>
          <table:table-cell table:style-name="ce5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3]) + [.B633]) / 10" office:value-type="float" office:value="266.9" calcext:value-type="float">
            <text:p>266,9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634]) + [.B634]) / 10" office:value-type="float" office:value="267.1" calcext:value-type="float">
            <text:p>267,1</text:p>
          </table:table-cell>
          <table:table-cell table:style-name="ce5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5]) + [.B635]) / 10" office:value-type="float" office:value="268.1" calcext:value-type="float">
            <text:p>268,1</text:p>
          </table:table-cell>
          <table:table-cell table:style-name="ce5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6]) + [.B636]) / 10" office:value-type="float" office:value="269" calcext:value-type="float">
            <text:p>269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7]) + [.B637]) / 10" office:value-type="float" office:value="269.9" calcext:value-type="float">
            <text:p>269,9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8]) + [.B638]) / 10" office:value-type="float" office:value="269.6" calcext:value-type="float">
            <text:p>269,6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39]) + [.B639]) / 10" office:value-type="float" office:value="272" calcext:value-type="float">
            <text:p>272</text:p>
          </table:table-cell>
          <table:table-cell table:style-name="ce5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style-name="ce4" table:formula="of:=((256*[.A640]) + [.B640]) / 10" office:value-type="float" office:value="272.1" calcext:value-type="float">
            <text:p>272,1</text:p>
          </table:table-cell>
          <table:table-cell table:style-name="ce5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1]) + [.B641]) / 10" office:value-type="float" office:value="272.7" calcext:value-type="float">
            <text:p>272,7</text:p>
          </table:table-cell>
          <table:table-cell table:style-name="ce5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2]) + [.B642]) / 10" office:value-type="float" office:value="273.8" calcext:value-type="float">
            <text:p>273,8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3]) + [.B643]) / 10" office:value-type="float" office:value="273.8" calcext:value-type="float">
            <text:p>273,8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4]) + [.B644]) / 10" office:value-type="float" office:value="273.7" calcext:value-type="float">
            <text:p>273,7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5]) + [.B645]) / 10" office:value-type="float" office:value="274.6" calcext:value-type="float">
            <text:p>274,6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6]) + [.B646]) / 10" office:value-type="float" office:value="275.5" calcext:value-type="float">
            <text:p>275,5</text:p>
          </table:table-cell>
          <table:table-cell table:style-name="ce5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7]) + [.B647]) / 10" office:value-type="float" office:value="276.7" calcext:value-type="float">
            <text:p>276,7</text:p>
          </table:table-cell>
          <table:table-cell table:style-name="ce5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4" table:formula="of:=((256*[.A648]) + [.B648]) / 10" office:value-type="float" office:value="279.9" calcext:value-type="float">
            <text:p>279,9</text:p>
          </table:table-cell>
          <table:table-cell table:style-name="ce5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2" table:number-rows-repeated="104792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0T11:58:17.424240602</dc:date>
    <dc:creator>Giancarlo Martini</dc:creator>
    <meta:generator>LibreOffice/4.1.1.2$Linux_x86 LibreOffice_project/7e4286b58adc75a14f6d83f53a03b6c11fa2903</meta:generator>
    <meta:editing-duration>PT1M43S</meta:editing-duration>
    <meta:editing-cycles>2</meta:editing-cycles>
    <meta:document-statistic meta:table-count="1" meta:cell-count="5188" meta:object-count="0"/>
  </office:meta>
</office:document-meta>
</file>